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68cm" fo:margin-left="0.009cm" fo:margin-top="0cm" fo:margin-bottom="0cm" table:align="left" style:writing-mode="lr-tb"/>
    </style:style>
    <style:style style:name="Tabla1.A" style:family="table-column">
      <style:table-column-properties style:column-width="3.371cm"/>
    </style:style>
    <style:style style:name="Tabla1.B" style:family="table-column">
      <style:table-column-properties style:column-width="0.953cm"/>
    </style:style>
    <style:style style:name="Tabla1.C" style:family="table-column">
      <style:table-column-properties style:column-width="0.956cm"/>
    </style:style>
    <style:style style:name="Tabla1.D" style:family="table-column">
      <style:table-column-properties style:column-width="0.958cm"/>
    </style:style>
    <style:style style:name="Tabla1.E" style:family="table-column">
      <style:table-column-properties style:column-width="0.96cm"/>
    </style:style>
    <style:style style:name="Tabla1.K" style:family="table-column">
      <style:table-column-properties style:column-width="0.998cm"/>
    </style:style>
    <style:style style:name="Tabla1.L" style:family="table-column">
      <style:table-column-properties style:column-width="0.991cm"/>
    </style:style>
    <style:style style:name="Tabla1.M" style:family="table-column">
      <style:table-column-properties style:column-width="0.997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0.5pt solid #000000"/>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C2" style:family="table-cell">
      <style:table-cell-properties fo:padding-left="0.191cm" fo:padding-right="0.191cm" fo:padding-top="0cm" fo:padding-bottom="0cm" fo:border="0.5pt solid #000000"/>
    </style:style>
    <style:style style:name="Tabla1.D2" style:family="table-cell">
      <style:table-cell-properties fo:padding-left="0.191cm" fo:padding-right="0.191cm" fo:padding-top="0cm" fo:padding-bottom="0cm" fo:border="0.5pt solid #000000"/>
    </style:style>
    <style:style style:name="Tabla1.E2" style:family="table-cell">
      <style:table-cell-properties fo:padding-left="0.191cm" fo:padding-right="0.191cm" fo:padding-top="0cm" fo:padding-bottom="0cm" fo:border="0.5pt solid #000000"/>
    </style:style>
    <style:style style:name="Tabla1.F2" style:family="table-cell">
      <style:table-cell-properties fo:padding-left="0.191cm" fo:padding-right="0.191cm" fo:padding-top="0cm" fo:padding-bottom="0cm" fo:border="0.5pt solid #000000"/>
    </style:style>
    <style:style style:name="Tabla1.G2" style:family="table-cell">
      <style:table-cell-properties fo:padding-left="0.191cm" fo:padding-right="0.191cm" fo:padding-top="0cm" fo:padding-bottom="0cm" fo:border="0.5pt solid #000000"/>
    </style:style>
    <style:style style:name="Tabla1.H2" style:family="table-cell">
      <style:table-cell-properties fo:padding-left="0.191cm" fo:padding-right="0.191cm" fo:padding-top="0cm" fo:padding-bottom="0cm" fo:border="0.5pt solid #000000"/>
    </style:style>
    <style:style style:name="Tabla1.I2" style:family="table-cell">
      <style:table-cell-properties fo:padding-left="0.191cm" fo:padding-right="0.191cm" fo:padding-top="0cm" fo:padding-bottom="0cm" fo:border="0.5pt solid #000000"/>
    </style:style>
    <style:style style:name="Tabla1.J2" style:family="table-cell">
      <style:table-cell-properties fo:padding-left="0.191cm" fo:padding-right="0.191cm" fo:padding-top="0cm" fo:padding-bottom="0cm" fo:border="0.5pt solid #000000"/>
    </style:style>
    <style:style style:name="Tabla1.K2" style:family="table-cell">
      <style:table-cell-properties fo:padding-left="0.191cm" fo:padding-right="0.191cm" fo:padding-top="0cm" fo:padding-bottom="0cm" fo:border="0.5pt solid #000000"/>
    </style:style>
    <style:style style:name="Tabla1.L2" style:family="table-cell">
      <style:table-cell-properties fo:padding-left="0.191cm" fo:padding-right="0.191cm" fo:padding-top="0cm" fo:padding-bottom="0cm" fo:border="0.5pt solid #000000"/>
    </style:style>
    <style:style style:name="Tabla1.M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B3" style:family="table-cell">
      <style:table-cell-properties fo:padding-left="0.191cm" fo:padding-right="0.191cm" fo:padding-top="0cm" fo:padding-bottom="0cm" fo:border="0.5pt solid #000000"/>
    </style:style>
    <style:style style:name="Tabla1.C3" style:family="table-cell">
      <style:table-cell-properties fo:padding-left="0.191cm" fo:padding-right="0.191cm" fo:padding-top="0cm" fo:padding-bottom="0cm" fo:border="0.5pt solid #000000"/>
    </style:style>
    <style:style style:name="Tabla1.D3" style:family="table-cell">
      <style:table-cell-properties fo:padding-left="0.191cm" fo:padding-right="0.191cm" fo:padding-top="0cm" fo:padding-bottom="0cm" fo:border="0.5pt solid #000000"/>
    </style:style>
    <style:style style:name="Tabla1.E3" style:family="table-cell">
      <style:table-cell-properties fo:padding-left="0.191cm" fo:padding-right="0.191cm" fo:padding-top="0cm" fo:padding-bottom="0cm" fo:border="0.5pt solid #000000"/>
    </style:style>
    <style:style style:name="Tabla1.F3" style:family="table-cell">
      <style:table-cell-properties fo:padding-left="0.191cm" fo:padding-right="0.191cm" fo:padding-top="0cm" fo:padding-bottom="0cm" fo:border="0.5pt solid #000000"/>
    </style:style>
    <style:style style:name="Tabla1.G3" style:family="table-cell">
      <style:table-cell-properties fo:padding-left="0.191cm" fo:padding-right="0.191cm" fo:padding-top="0cm" fo:padding-bottom="0cm" fo:border="0.5pt solid #000000"/>
    </style:style>
    <style:style style:name="Tabla1.H3" style:family="table-cell">
      <style:table-cell-properties fo:padding-left="0.191cm" fo:padding-right="0.191cm" fo:padding-top="0cm" fo:padding-bottom="0cm" fo:border="0.5pt solid #000000"/>
    </style:style>
    <style:style style:name="Tabla1.I3" style:family="table-cell">
      <style:table-cell-properties fo:padding-left="0.191cm" fo:padding-right="0.191cm" fo:padding-top="0cm" fo:padding-bottom="0cm" fo:border="0.5pt solid #000000"/>
    </style:style>
    <style:style style:name="Tabla1.J3" style:family="table-cell">
      <style:table-cell-properties fo:padding-left="0.191cm" fo:padding-right="0.191cm" fo:padding-top="0cm" fo:padding-bottom="0cm" fo:border="0.5pt solid #000000"/>
    </style:style>
    <style:style style:name="Tabla1.K3" style:family="table-cell">
      <style:table-cell-properties fo:padding-left="0.191cm" fo:padding-right="0.191cm" fo:padding-top="0cm" fo:padding-bottom="0cm" fo:border="0.5pt solid #000000"/>
    </style:style>
    <style:style style:name="Tabla1.L3" style:family="table-cell">
      <style:table-cell-properties fo:padding-left="0.191cm" fo:padding-right="0.191cm" fo:padding-top="0cm" fo:padding-bottom="0cm" fo:border="0.5pt solid #000000"/>
    </style:style>
    <style:style style:name="Tabla1.M3" style:family="table-cell">
      <style:table-cell-properties fo:padding-left="0.191cm" fo:padding-right="0.191cm" fo:padding-top="0cm" fo:padding-bottom="0cm" fo:border="0.5pt solid #000000"/>
    </style:style>
    <style:style style:name="Tabla1.A4" style:family="table-cell">
      <style:table-cell-properties fo:padding-left="0.191cm" fo:padding-right="0.191cm" fo:padding-top="0cm" fo:padding-bottom="0cm" fo:border="0.5pt solid #000000"/>
    </style:style>
    <style:style style:name="Tabla1.B4" style:family="table-cell">
      <style:table-cell-properties fo:padding-left="0.191cm" fo:padding-right="0.191cm" fo:padding-top="0cm" fo:padding-bottom="0cm" fo:border="0.5pt solid #000000"/>
    </style:style>
    <style:style style:name="Tabla1.C4" style:family="table-cell">
      <style:table-cell-properties fo:padding-left="0.191cm" fo:padding-right="0.191cm" fo:padding-top="0cm" fo:padding-bottom="0cm" fo:border="0.5pt solid #000000"/>
    </style:style>
    <style:style style:name="Tabla1.D4" style:family="table-cell">
      <style:table-cell-properties fo:padding-left="0.191cm" fo:padding-right="0.191cm" fo:padding-top="0cm" fo:padding-bottom="0cm" fo:border="0.5pt solid #000000"/>
    </style:style>
    <style:style style:name="Tabla1.E4" style:family="table-cell">
      <style:table-cell-properties fo:padding-left="0.191cm" fo:padding-right="0.191cm" fo:padding-top="0cm" fo:padding-bottom="0cm" fo:border="0.5pt solid #000000"/>
    </style:style>
    <style:style style:name="Tabla1.F4" style:family="table-cell">
      <style:table-cell-properties fo:padding-left="0.191cm" fo:padding-right="0.191cm" fo:padding-top="0cm" fo:padding-bottom="0cm" fo:border="0.5pt solid #000000"/>
    </style:style>
    <style:style style:name="Tabla1.G4" style:family="table-cell">
      <style:table-cell-properties fo:padding-left="0.191cm" fo:padding-right="0.191cm" fo:padding-top="0cm" fo:padding-bottom="0cm" fo:border="0.5pt solid #000000"/>
    </style:style>
    <style:style style:name="Tabla1.H4" style:family="table-cell">
      <style:table-cell-properties fo:padding-left="0.191cm" fo:padding-right="0.191cm" fo:padding-top="0cm" fo:padding-bottom="0cm" fo:border="0.5pt solid #000000"/>
    </style:style>
    <style:style style:name="Tabla1.I4" style:family="table-cell">
      <style:table-cell-properties fo:padding-left="0.191cm" fo:padding-right="0.191cm" fo:padding-top="0cm" fo:padding-bottom="0cm" fo:border="0.5pt solid #000000"/>
    </style:style>
    <style:style style:name="Tabla1.J4" style:family="table-cell">
      <style:table-cell-properties fo:padding-left="0.191cm" fo:padding-right="0.191cm" fo:padding-top="0cm" fo:padding-bottom="0cm" fo:border="0.5pt solid #000000"/>
    </style:style>
    <style:style style:name="Tabla1.K4" style:family="table-cell">
      <style:table-cell-properties fo:padding-left="0.191cm" fo:padding-right="0.191cm" fo:padding-top="0cm" fo:padding-bottom="0cm" fo:border="0.5pt solid #000000"/>
    </style:style>
    <style:style style:name="Tabla1.L4" style:family="table-cell">
      <style:table-cell-properties fo:padding-left="0.191cm" fo:padding-right="0.191cm" fo:padding-top="0cm" fo:padding-bottom="0cm" fo:border="0.5pt solid #000000"/>
    </style:style>
    <style:style style:name="Tabla1.M4" style:family="table-cell">
      <style:table-cell-properties fo:padding-left="0.191cm" fo:padding-right="0.191cm" fo:padding-top="0cm" fo:padding-bottom="0cm" fo:border="0.5pt solid #000000"/>
    </style:style>
    <style:style style:name="Tabla1.A5" style:family="table-cell">
      <style:table-cell-properties fo:padding-left="0.191cm" fo:padding-right="0.191cm" fo:padding-top="0cm" fo:padding-bottom="0cm" fo:border="0.5pt solid #000000"/>
    </style:style>
    <style:style style:name="Tabla1.B5" style:family="table-cell">
      <style:table-cell-properties fo:padding-left="0.191cm" fo:padding-right="0.191cm" fo:padding-top="0cm" fo:padding-bottom="0cm" fo:border="0.5pt solid #000000"/>
    </style:style>
    <style:style style:name="Tabla1.C5" style:family="table-cell">
      <style:table-cell-properties fo:padding-left="0.191cm" fo:padding-right="0.191cm" fo:padding-top="0cm" fo:padding-bottom="0cm" fo:border="0.5pt solid #000000"/>
    </style:style>
    <style:style style:name="Tabla1.D5" style:family="table-cell">
      <style:table-cell-properties fo:padding-left="0.191cm" fo:padding-right="0.191cm" fo:padding-top="0cm" fo:padding-bottom="0cm" fo:border="0.5pt solid #000000"/>
    </style:style>
    <style:style style:name="Tabla1.E5" style:family="table-cell">
      <style:table-cell-properties fo:padding-left="0.191cm" fo:padding-right="0.191cm" fo:padding-top="0cm" fo:padding-bottom="0cm" fo:border="0.5pt solid #000000"/>
    </style:style>
    <style:style style:name="Tabla1.F5" style:family="table-cell">
      <style:table-cell-properties fo:padding-left="0.191cm" fo:padding-right="0.191cm" fo:padding-top="0cm" fo:padding-bottom="0cm" fo:border="0.5pt solid #000000"/>
    </style:style>
    <style:style style:name="Tabla1.G5" style:family="table-cell">
      <style:table-cell-properties fo:padding-left="0.191cm" fo:padding-right="0.191cm" fo:padding-top="0cm" fo:padding-bottom="0cm" fo:border="0.5pt solid #000000"/>
    </style:style>
    <style:style style:name="Tabla1.H5" style:family="table-cell">
      <style:table-cell-properties fo:padding-left="0.191cm" fo:padding-right="0.191cm" fo:padding-top="0cm" fo:padding-bottom="0cm" fo:border="0.5pt solid #000000"/>
    </style:style>
    <style:style style:name="Tabla1.I5" style:family="table-cell">
      <style:table-cell-properties fo:padding-left="0.191cm" fo:padding-right="0.191cm" fo:padding-top="0cm" fo:padding-bottom="0cm" fo:border="0.5pt solid #000000"/>
    </style:style>
    <style:style style:name="Tabla1.J5" style:family="table-cell">
      <style:table-cell-properties fo:padding-left="0.191cm" fo:padding-right="0.191cm" fo:padding-top="0cm" fo:padding-bottom="0cm" fo:border="0.5pt solid #000000"/>
    </style:style>
    <style:style style:name="Tabla1.K5" style:family="table-cell">
      <style:table-cell-properties fo:padding-left="0.191cm" fo:padding-right="0.191cm" fo:padding-top="0cm" fo:padding-bottom="0cm" fo:border="0.5pt solid #000000"/>
    </style:style>
    <style:style style:name="Tabla1.L5" style:family="table-cell">
      <style:table-cell-properties fo:padding-left="0.191cm" fo:padding-right="0.191cm" fo:padding-top="0cm" fo:padding-bottom="0cm" fo:border="0.5pt solid #000000"/>
    </style:style>
    <style:style style:name="Tabla1.M5" style:family="table-cell">
      <style:table-cell-properties fo:padding-left="0.191cm" fo:padding-right="0.191cm" fo:padding-top="0cm" fo:padding-bottom="0cm" fo:border="0.5pt solid #000000"/>
    </style:style>
    <style:style style:name="Tabla1.A6"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C6" style:family="table-cell">
      <style:table-cell-properties fo:padding-left="0.191cm" fo:padding-right="0.191cm" fo:padding-top="0cm" fo:padding-bottom="0cm" fo:border="0.5pt solid #000000"/>
    </style:style>
    <style:style style:name="Tabla1.D6" style:family="table-cell">
      <style:table-cell-properties fo:padding-left="0.191cm" fo:padding-right="0.191cm" fo:padding-top="0cm" fo:padding-bottom="0cm" fo:border="0.5pt solid #000000"/>
    </style:style>
    <style:style style:name="Tabla1.E6" style:family="table-cell">
      <style:table-cell-properties fo:padding-left="0.191cm" fo:padding-right="0.191cm" fo:padding-top="0cm" fo:padding-bottom="0cm" fo:border="0.5pt solid #000000"/>
    </style:style>
    <style:style style:name="Tabla1.F6" style:family="table-cell">
      <style:table-cell-properties fo:padding-left="0.191cm" fo:padding-right="0.191cm" fo:padding-top="0cm" fo:padding-bottom="0cm" fo:border="0.5pt solid #000000"/>
    </style:style>
    <style:style style:name="Tabla1.G6" style:family="table-cell">
      <style:table-cell-properties fo:padding-left="0.191cm" fo:padding-right="0.191cm" fo:padding-top="0cm" fo:padding-bottom="0cm" fo:border="0.5pt solid #000000"/>
    </style:style>
    <style:style style:name="Tabla1.H6" style:family="table-cell">
      <style:table-cell-properties fo:padding-left="0.191cm" fo:padding-right="0.191cm" fo:padding-top="0cm" fo:padding-bottom="0cm" fo:border="0.5pt solid #000000"/>
    </style:style>
    <style:style style:name="Tabla1.I6" style:family="table-cell">
      <style:table-cell-properties fo:padding-left="0.191cm" fo:padding-right="0.191cm" fo:padding-top="0cm" fo:padding-bottom="0cm" fo:border="0.5pt solid #000000"/>
    </style:style>
    <style:style style:name="Tabla1.J6" style:family="table-cell">
      <style:table-cell-properties fo:padding-left="0.191cm" fo:padding-right="0.191cm" fo:padding-top="0cm" fo:padding-bottom="0cm" fo:border="0.5pt solid #000000"/>
    </style:style>
    <style:style style:name="Tabla1.K6" style:family="table-cell">
      <style:table-cell-properties fo:padding-left="0.191cm" fo:padding-right="0.191cm" fo:padding-top="0cm" fo:padding-bottom="0cm" fo:border="0.5pt solid #000000"/>
    </style:style>
    <style:style style:name="Tabla1.L6" style:family="table-cell">
      <style:table-cell-properties fo:padding-left="0.191cm" fo:padding-right="0.191cm" fo:padding-top="0cm" fo:padding-bottom="0cm" fo:border="0.5pt solid #000000"/>
    </style:style>
    <style:style style:name="Tabla1.M6" style:family="table-cell">
      <style:table-cell-properties fo:padding-left="0.191cm" fo:padding-right="0.191cm" fo:padding-top="0cm" fo:padding-bottom="0cm" fo:border="0.5pt solid #000000"/>
    </style:style>
    <style:style style:name="Tabla1.A7"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C7" style:family="table-cell">
      <style:table-cell-properties fo:padding-left="0.191cm" fo:padding-right="0.191cm" fo:padding-top="0cm" fo:padding-bottom="0cm" fo:border="0.5pt solid #000000"/>
    </style:style>
    <style:style style:name="Tabla1.D7" style:family="table-cell">
      <style:table-cell-properties fo:padding-left="0.191cm" fo:padding-right="0.191cm" fo:padding-top="0cm" fo:padding-bottom="0cm" fo:border="0.5pt solid #000000"/>
    </style:style>
    <style:style style:name="Tabla1.E7" style:family="table-cell">
      <style:table-cell-properties fo:padding-left="0.191cm" fo:padding-right="0.191cm" fo:padding-top="0cm" fo:padding-bottom="0cm" fo:border="0.5pt solid #000000"/>
    </style:style>
    <style:style style:name="Tabla1.F7" style:family="table-cell">
      <style:table-cell-properties fo:padding-left="0.191cm" fo:padding-right="0.191cm" fo:padding-top="0cm" fo:padding-bottom="0cm" fo:border="0.5pt solid #000000"/>
    </style:style>
    <style:style style:name="Tabla1.G7" style:family="table-cell">
      <style:table-cell-properties fo:padding-left="0.191cm" fo:padding-right="0.191cm" fo:padding-top="0cm" fo:padding-bottom="0cm" fo:border="0.5pt solid #000000"/>
    </style:style>
    <style:style style:name="Tabla1.H7" style:family="table-cell">
      <style:table-cell-properties fo:padding-left="0.191cm" fo:padding-right="0.191cm" fo:padding-top="0cm" fo:padding-bottom="0cm" fo:border="0.5pt solid #000000"/>
    </style:style>
    <style:style style:name="Tabla1.I7" style:family="table-cell">
      <style:table-cell-properties fo:padding-left="0.191cm" fo:padding-right="0.191cm" fo:padding-top="0cm" fo:padding-bottom="0cm" fo:border="0.5pt solid #000000"/>
    </style:style>
    <style:style style:name="Tabla1.J7" style:family="table-cell">
      <style:table-cell-properties fo:padding-left="0.191cm" fo:padding-right="0.191cm" fo:padding-top="0cm" fo:padding-bottom="0cm" fo:border="0.5pt solid #000000"/>
    </style:style>
    <style:style style:name="Tabla1.K7" style:family="table-cell">
      <style:table-cell-properties fo:padding-left="0.191cm" fo:padding-right="0.191cm" fo:padding-top="0cm" fo:padding-bottom="0cm" fo:border="0.5pt solid #000000"/>
    </style:style>
    <style:style style:name="Tabla1.L7" style:family="table-cell">
      <style:table-cell-properties fo:padding-left="0.191cm" fo:padding-right="0.191cm" fo:padding-top="0cm" fo:padding-bottom="0cm" fo:border="0.5pt solid #000000"/>
    </style:style>
    <style:style style:name="Tabla1.M7" style:family="table-cell">
      <style:table-cell-properties fo:padding-left="0.191cm" fo:padding-right="0.191cm" fo:padding-top="0cm" fo:padding-bottom="0cm" fo:border="0.5pt solid #000000"/>
    </style:style>
    <style:style style:name="P1" style:family="paragraph" style:parent-style-name="Text_20_body">
      <style:text-properties officeooo:paragraph-rsid="003df888"/>
    </style:style>
    <style:style style:name="P2" style:family="paragraph" style:parent-style-name="Text_20_body">
      <style:text-properties officeooo:rsid="00544945" officeooo:paragraph-rsid="00544945"/>
    </style:style>
    <style:style style:name="P3" style:family="paragraph" style:parent-style-name="Text_20_body">
      <style:text-properties officeooo:paragraph-rsid="00611c52"/>
    </style:style>
    <style:style style:name="P4" style:family="paragraph" style:parent-style-name="Text_20_body">
      <style:text-properties officeooo:rsid="0067c556" officeooo:paragraph-rsid="006ce7ec"/>
    </style:style>
    <style:style style:name="P5" style:family="paragraph" style:parent-style-name="Text_20_body">
      <style:text-properties officeooo:rsid="008b3124" officeooo:paragraph-rsid="008b3124"/>
    </style:style>
    <style:style style:name="P6" style:family="paragraph" style:parent-style-name="Text_20_body">
      <style:text-properties officeooo:paragraph-rsid="00a73c80"/>
    </style:style>
    <style:style style:name="P7" style:family="paragraph" style:parent-style-name="Text_20_body">
      <style:text-properties officeooo:rsid="00ae4117" officeooo:paragraph-rsid="00ae4117"/>
    </style:style>
    <style:style style:name="P8" style:family="paragraph" style:parent-style-name="Text_20_body">
      <style:text-properties officeooo:paragraph-rsid="00ae4117"/>
    </style:style>
    <style:style style:name="P9" style:family="paragraph" style:parent-style-name="Text_20_body">
      <style:text-properties officeooo:paragraph-rsid="00aef7f5"/>
    </style:style>
    <style:style style:name="P10" style:family="paragraph" style:parent-style-name="Text_20_body">
      <style:text-properties officeooo:rsid="00aff238" officeooo:paragraph-rsid="00aff238"/>
    </style:style>
    <style:style style:name="P11" style:family="paragraph" style:parent-style-name="Text_20_body">
      <style:text-properties officeooo:rsid="00b18965" officeooo:paragraph-rsid="00b18965"/>
    </style:style>
    <style:style style:name="P12" style:family="paragraph" style:parent-style-name="LO-normal">
      <style:paragraph-properties fo:text-align="center" style:justify-single-word="false" fo:orphans="0" fo:widows="0"/>
      <style:text-properties style:font-name="Times New Roman" officeooo:paragraph-rsid="00407747" style:font-name-asian="Times New Roman1" style:font-name-complex="Times New Roman1"/>
    </style:style>
    <style:style style:name="P13" style:family="paragraph" style:parent-style-name="LO-normal">
      <style:paragraph-properties fo:text-align="justify" style:justify-single-word="false" fo:orphans="0" fo:widows="0"/>
      <style:text-properties style:font-name="Times New Roman" officeooo:paragraph-rsid="00407747" style:font-name-asian="Times New Roman1" style:font-name-complex="Times New Roman1"/>
    </style:style>
    <style:style style:name="P14" style:family="paragraph" style:parent-style-name="LO-normal">
      <style:paragraph-properties fo:text-align="center" style:justify-single-word="false" fo:orphans="0" fo:widows="0"/>
      <style:text-properties style:font-name="Times New Roman" officeooo:rsid="00407747" officeooo:paragraph-rsid="00407747" style:font-name-asian="Times New Roman1" style:font-name-complex="Times New Roman1"/>
    </style:style>
    <style:style style:name="P15" style:family="paragraph" style:parent-style-name="LO-normal">
      <style:paragraph-properties fo:text-align="justify" style:justify-single-word="false" fo:orphans="0" fo:widows="0"/>
      <style:text-properties style:font-name="Times New Roman" officeooo:rsid="00407747" officeooo:paragraph-rsid="00407747" style:font-name-asian="Times New Roman1" style:font-name-complex="Times New Roman1"/>
    </style:style>
    <style:style style:name="P16" style:family="paragraph" style:parent-style-name="LO-normal">
      <style:paragraph-properties fo:text-align="justify" style:justify-single-word="false" fo:orphans="0" fo:widows="0"/>
      <style:text-properties style:font-name="Times New Roman" officeooo:rsid="00420021" officeooo:paragraph-rsid="00420021" style:font-name-asian="Times New Roman1" style:font-name-complex="Times New Roman1"/>
    </style:style>
    <style:style style:name="P17" style:family="paragraph" style:parent-style-name="LO-normal">
      <style:paragraph-properties fo:text-align="justify" style:justify-single-word="false" fo:orphans="0" fo:widows="0"/>
      <style:text-properties style:font-name="Times New Roman" officeooo:rsid="0056129b" officeooo:paragraph-rsid="0056129b" style:font-name-asian="Times New Roman1" style:font-name-complex="Times New Roman1"/>
    </style:style>
    <style:style style:name="P18" style:family="paragraph" style:parent-style-name="LO-normal">
      <style:paragraph-properties fo:text-align="justify" style:justify-single-word="false" fo:orphans="0" fo:widows="0"/>
      <style:text-properties style:font-name="Times New Roman" officeooo:rsid="009a1cb0" officeooo:paragraph-rsid="009a1cb0" style:font-name-asian="Times New Roman1" style:font-name-complex="Times New Roman1"/>
    </style:style>
    <style:style style:name="P19" style:family="paragraph" style:parent-style-name="LO-normal">
      <style:paragraph-properties fo:text-align="justify" style:justify-single-word="false" fo:orphans="0" fo:widows="0"/>
      <style:text-properties style:font-name="Times New Roman" officeooo:rsid="009a8222" officeooo:paragraph-rsid="009a8222" style:font-name-asian="Times New Roman1" style:font-name-complex="Times New Roman1"/>
    </style:style>
    <style:style style:name="P20" style:family="paragraph" style:parent-style-name="Heading_20_1">
      <style:text-properties officeooo:paragraph-rsid="00923485"/>
    </style:style>
    <style:style style:name="P21" style:family="paragraph" style:parent-style-name="Heading_20_1">
      <style:text-properties officeooo:paragraph-rsid="0031388b"/>
    </style:style>
    <style:style style:name="P22" style:family="paragraph" style:parent-style-name="Heading_20_2">
      <style:text-properties officeooo:rsid="00ab7416" officeooo:paragraph-rsid="00ab7416"/>
    </style:style>
    <style:style style:name="P23" style:family="paragraph" style:parent-style-name="List" style:list-style-name="Numbering_20_123"/>
    <style:style style:name="P24" style:family="paragraph" style:parent-style-name="List" style:list-style-name="Numbering_20_123">
      <style:text-properties officeooo:paragraph-rsid="00da12f5"/>
    </style:style>
    <style:style style:name="P25" style:family="paragraph" style:parent-style-name="Text_20_body">
      <style:text-properties officeooo:paragraph-rsid="00a26ed2"/>
    </style:style>
    <style:style style:name="P26" style:family="paragraph" style:parent-style-name="Text_20_body">
      <style:text-properties officeooo:paragraph-rsid="00a44ed0"/>
    </style:style>
    <style:style style:name="P27" style:family="paragraph" style:parent-style-name="Text_20_body">
      <style:text-properties officeooo:paragraph-rsid="003e92e4"/>
    </style:style>
    <style:style style:name="P28" style:family="paragraph" style:parent-style-name="Text_20_body">
      <style:text-properties officeooo:paragraph-rsid="00cad821"/>
    </style:style>
    <style:style style:name="P29" style:family="paragraph" style:parent-style-name="Text_20_body">
      <style:text-properties officeooo:paragraph-rsid="00d7696e"/>
    </style:style>
    <style:style style:name="P30" style:family="paragraph" style:parent-style-name="Text_20_body">
      <style:text-properties officeooo:rsid="002d8f4a" officeooo:paragraph-rsid="00da12f5"/>
    </style:style>
    <style:style style:name="P31" style:family="paragraph" style:parent-style-name="Text_20_body">
      <style:text-properties officeooo:rsid="00dc8db4" officeooo:paragraph-rsid="00dc8db4"/>
    </style:style>
    <style:style style:name="P32" style:family="paragraph" style:parent-style-name="Text_20_body">
      <style:text-properties officeooo:paragraph-rsid="00dcbce9"/>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228aa" style:font-style-asian="italic" style:font-style-complex="italic"/>
    </style:style>
    <style:style style:name="T4" style:family="text">
      <style:text-properties fo:font-style="italic" officeooo:rsid="007b98ac" style:font-style-asian="italic" style:font-style-complex="italic"/>
    </style:style>
    <style:style style:name="T5" style:family="text">
      <style:text-properties fo:font-style="italic" officeooo:rsid="008513c2" style:font-style-asian="italic" style:font-style-complex="italic"/>
    </style:style>
    <style:style style:name="T6" style:family="text">
      <style:text-properties fo:font-style="italic" officeooo:rsid="008c6449" style:font-style-asian="italic" style:font-style-complex="italic"/>
    </style:style>
    <style:style style:name="T7" style:family="text">
      <style:text-properties fo:font-style="italic" officeooo:rsid="0090f5d3" style:font-style-asian="italic" style:font-style-complex="italic"/>
    </style:style>
    <style:style style:name="T8" style:family="text">
      <style:text-properties fo:font-style="italic" officeooo:rsid="00a73d89" style:font-style-asian="italic" style:font-style-complex="italic"/>
    </style:style>
    <style:style style:name="T9" style:family="text">
      <style:text-properties fo:font-style="italic" officeooo:rsid="00a73c80" style:font-style-asian="italic" style:font-style-complex="italic"/>
    </style:style>
    <style:style style:name="T10" style:family="text">
      <style:text-properties fo:font-style="italic" officeooo:rsid="00ae20ca" style:font-style-asian="italic" style:font-style-complex="italic"/>
    </style:style>
    <style:style style:name="T11" style:family="text">
      <style:text-properties fo:font-style="italic" officeooo:rsid="00ae4117" style:font-style-asian="italic" style:font-style-complex="italic"/>
    </style:style>
    <style:style style:name="T12" style:family="text">
      <style:text-properties fo:font-style="italic" officeooo:rsid="00aef7f5" style:font-style-asian="italic" style:font-style-complex="italic"/>
    </style:style>
    <style:style style:name="T13" style:family="text">
      <style:text-properties fo:font-style="italic" officeooo:rsid="00b838cb" style:font-style-asian="italic" style:font-style-complex="italic"/>
    </style:style>
    <style:style style:name="T14" style:family="text">
      <style:text-properties fo:font-style="italic" officeooo:rsid="00bae712" style:font-style-asian="italic" style:font-style-complex="italic"/>
    </style:style>
    <style:style style:name="T15" style:family="text">
      <style:text-properties fo:font-style="italic" officeooo:rsid="00bbcda6" style:font-style-asian="italic" style:font-style-complex="italic"/>
    </style:style>
    <style:style style:name="T16" style:family="text">
      <style:text-properties fo:font-style="italic" officeooo:rsid="00bd2ff3" style:font-style-asian="italic" style:font-style-complex="italic"/>
    </style:style>
    <style:style style:name="T17" style:family="text">
      <style:text-properties fo:font-style="italic" officeooo:rsid="00c71a41" style:font-style-asian="italic" style:font-style-complex="italic"/>
    </style:style>
    <style:style style:name="T18" style:family="text">
      <style:text-properties fo:font-style="italic" officeooo:rsid="00c85fd4" style:font-style-asian="italic" style:font-style-complex="italic"/>
    </style:style>
    <style:style style:name="T19" style:family="text">
      <style:text-properties fo:font-style="italic" officeooo:rsid="00dcb458"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7b98ac" style:font-style-asian="normal" style:font-style-complex="normal"/>
    </style:style>
    <style:style style:name="T22" style:family="text">
      <style:text-properties fo:font-style="normal" officeooo:rsid="00b838cb" style:font-style-asian="normal" style:font-style-complex="normal"/>
    </style:style>
    <style:style style:name="T23" style:family="text">
      <style:text-properties fo:font-style="normal" officeooo:rsid="00cad821" style:font-style-asian="normal" style:font-style-complex="normal"/>
    </style:style>
    <style:style style:name="T24" style:family="text">
      <style:text-properties officeooo:rsid="0028ef3c"/>
    </style:style>
    <style:style style:name="T25" style:family="text">
      <style:text-properties officeooo:rsid="002ab3c1"/>
    </style:style>
    <style:style style:name="T26" style:family="text">
      <style:text-properties officeooo:rsid="002c45ba"/>
    </style:style>
    <style:style style:name="T27" style:family="text">
      <style:text-properties officeooo:rsid="002d8f4a"/>
    </style:style>
    <style:style style:name="T28" style:family="text">
      <style:text-properties style:text-position="0% 100%" fo:font-style="normal" officeooo:rsid="00c85fd4" fo:background-color="transparent" loext:char-shading-value="0" style:font-style-asian="normal" style:font-style-complex="normal"/>
    </style:style>
    <style:style style:name="T29" style:family="text">
      <style:text-properties style:text-position="0% 100%" fo:font-style="normal" officeooo:rsid="00c965ec" fo:background-color="transparent" loext:char-shading-value="0" style:font-style-asian="normal" style:font-style-complex="normal"/>
    </style:style>
    <style:style style:name="T30" style:family="text">
      <style:text-properties style:text-position="0% 100%" fo:font-style="normal" officeooo:rsid="00d91bc1" fo:background-color="transparent" loext:char-shading-value="0" style:font-style-asian="normal" style:font-style-complex="normal"/>
    </style:style>
    <style:style style:name="T31" style:family="text">
      <style:text-properties style:text-position="0% 100%" fo:font-style="italic" officeooo:rsid="00c85fd4" fo:background-color="transparent" loext:char-shading-value="0" style:font-style-asian="italic" style:font-style-complex="italic"/>
    </style:style>
    <style:style style:name="T32" style:family="text">
      <style:text-properties style:text-position="0% 100%" fo:font-style="italic" officeooo:rsid="00c965ec" fo:background-color="transparent" loext:char-shading-value="0" style:font-style-asian="italic" style:font-style-complex="italic"/>
    </style:style>
    <style:style style:name="T33" style:family="text">
      <style:text-properties officeooo:rsid="003c7a41"/>
    </style:style>
    <style:style style:name="T34" style:family="text">
      <style:text-properties officeooo:rsid="003e92e4"/>
    </style:style>
    <style:style style:name="T35" style:family="text">
      <style:text-properties fo:font-variant="normal" fo:text-transform="none" style:text-position="0% 100%" fo:font-style="normal" style:text-underline-style="none" fo:font-weight="normal"/>
    </style:style>
    <style:style style:name="T36" style:family="text">
      <style:text-properties fo:font-variant="normal" fo:text-transform="none" style:text-position="0% 100%" fo:font-style="normal" style:text-underline-style="none" fo:font-weight="normal" officeooo:rsid="00bd2ff3"/>
    </style:style>
    <style:style style:name="T37" style:family="text">
      <style:text-properties fo:font-variant="normal" fo:text-transform="none" style:text-position="0% 100%" fo:font-style="normal" style:text-underline-style="none" fo:font-weight="normal" officeooo:rsid="00bd2ff3" style:font-style-asian="italic" style:font-style-complex="italic"/>
    </style:style>
    <style:style style:name="T38" style:family="text">
      <style:text-properties fo:font-variant="normal" fo:text-transform="none" style:text-position="0% 100%" fo:font-style="normal" style:text-underline-style="none" fo:font-weight="normal" officeooo:rsid="00c965ec" fo:background-color="transparent" loext:char-shading-value="0" style:font-style-asian="normal" style:font-style-complex="normal"/>
    </style:style>
    <style:style style:name="T39" style:family="text">
      <style:text-properties fo:font-variant="normal" fo:text-transform="none" style:text-position="0% 100%" fo:font-style="normal" fo:font-weight="normal"/>
    </style:style>
    <style:style style:name="T40" style:family="text">
      <style:text-properties fo:font-variant="normal" fo:text-transform="none" fo:color="#127622" loext:opacity="100%" style:text-position="0% 100%" fo:font-style="normal" style:text-underline-style="none" fo:font-weight="normal" officeooo:rsid="00d8cc8a" fo:background-color="transparent" loext:char-shading-value="0" style:font-style-asian="normal" style:font-style-complex="normal"/>
    </style:style>
    <style:style style:name="T41" style:family="text">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dcbce9"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5" style:family="text">
      <style:text-properties officeooo:rsid="004e82b9"/>
    </style:style>
    <style:style style:name="T46" style:family="text">
      <style:text-properties officeooo:rsid="00505ae2"/>
    </style:style>
    <style:style style:name="T47" style:family="text">
      <style:text-properties officeooo:rsid="0052047e"/>
    </style:style>
    <style:style style:name="T48" style:family="text">
      <style:text-properties officeooo:rsid="005228aa"/>
    </style:style>
    <style:style style:name="T49" style:family="text">
      <style:text-properties officeooo:rsid="0052f927"/>
    </style:style>
    <style:style style:name="T50" style:family="text">
      <style:text-properties officeooo:rsid="00534728"/>
    </style:style>
    <style:style style:name="T51" style:family="text">
      <style:text-properties officeooo:rsid="0056129b"/>
    </style:style>
    <style:style style:name="T52" style:family="text">
      <style:text-properties style:font-name="Liberation Sans" fo:font-size="16pt" style:text-underline-style="solid" style:text-underline-width="auto" style:text-underline-color="font-color" fo:font-weight="normal" officeooo:rsid="005f7b34" style:font-name-asian="Microsoft YaHei" style:font-size-asian="28pt" style:font-weight-asian="bold" style:font-name-complex="Lucida Sans" style:font-size-complex="28pt" style:font-weight-complex="bold"/>
    </style:style>
    <style:style style:name="T53" style:family="text">
      <style:text-properties officeooo:rsid="00611c52"/>
    </style:style>
    <style:style style:name="T54" style:family="text">
      <style:text-properties officeooo:rsid="006283b0"/>
    </style:style>
    <style:style style:name="T55" style:family="text">
      <style:text-properties officeooo:rsid="006409bd"/>
    </style:style>
    <style:style style:name="T56" style:family="text">
      <style:text-properties officeooo:rsid="0068cd24"/>
    </style:style>
    <style:style style:name="T57" style:family="text">
      <style:text-properties officeooo:rsid="00698b1e"/>
    </style:style>
    <style:style style:name="T58" style:family="text">
      <style:text-properties officeooo:rsid="006a9f4b"/>
    </style:style>
    <style:style style:name="T59" style:family="text">
      <style:text-properties officeooo:rsid="006b4b32"/>
    </style:style>
    <style:style style:name="T60" style:family="text">
      <style:text-properties officeooo:rsid="006d574e"/>
    </style:style>
    <style:style style:name="T61" style:family="text">
      <style:text-properties officeooo:rsid="006d5f47"/>
    </style:style>
    <style:style style:name="T62" style:family="text">
      <style:text-properties officeooo:rsid="006d640d"/>
    </style:style>
    <style:style style:name="T63" style:family="text">
      <style:text-properties officeooo:rsid="006f62f7"/>
    </style:style>
    <style:style style:name="T64" style:family="text">
      <style:text-properties officeooo:rsid="0070353d"/>
    </style:style>
    <style:style style:name="T65" style:family="text">
      <style:text-properties officeooo:rsid="00706b5a"/>
    </style:style>
    <style:style style:name="T66" style:family="text">
      <style:text-properties officeooo:rsid="00734a3b"/>
    </style:style>
    <style:style style:name="T67" style:family="text">
      <style:text-properties officeooo:rsid="0074777e"/>
    </style:style>
    <style:style style:name="T68" style:family="text">
      <style:text-properties officeooo:rsid="007991f0"/>
    </style:style>
    <style:style style:name="T69" style:family="text">
      <style:text-properties officeooo:rsid="007a9b64"/>
    </style:style>
    <style:style style:name="T70" style:family="text">
      <style:text-properties officeooo:rsid="007b98ac"/>
    </style:style>
    <style:style style:name="T71" style:family="text">
      <style:text-properties officeooo:rsid="007c4892"/>
    </style:style>
    <style:style style:name="T72" style:family="text">
      <style:text-properties officeooo:rsid="0082f090"/>
    </style:style>
    <style:style style:name="T73" style:family="text">
      <style:text-properties officeooo:rsid="008513c2"/>
    </style:style>
    <style:style style:name="T74" style:family="text">
      <style:text-properties officeooo:rsid="0086039e"/>
    </style:style>
    <style:style style:name="T75" style:family="text">
      <style:text-properties officeooo:rsid="00865a1b"/>
    </style:style>
    <style:style style:name="T76" style:family="text">
      <style:text-properties officeooo:rsid="008815e3"/>
    </style:style>
    <style:style style:name="T77" style:family="text">
      <style:text-properties officeooo:rsid="008c6449"/>
    </style:style>
    <style:style style:name="T78" style:family="text">
      <style:text-properties officeooo:rsid="008da92f"/>
    </style:style>
    <style:style style:name="T79" style:family="text">
      <style:text-properties officeooo:rsid="008efea6"/>
    </style:style>
    <style:style style:name="T80" style:family="text">
      <style:text-properties officeooo:rsid="0090f5d3"/>
    </style:style>
    <style:style style:name="T81" style:family="text">
      <style:text-properties officeooo:rsid="0099e4f9"/>
    </style:style>
    <style:style style:name="T82" style:family="text">
      <style:text-properties officeooo:rsid="009a1cb0"/>
    </style:style>
    <style:style style:name="T83" style:family="text">
      <style:text-properties officeooo:rsid="009c8171"/>
    </style:style>
    <style:style style:name="T84" style:family="text">
      <style:text-properties officeooo:rsid="00a3578f"/>
    </style:style>
    <style:style style:name="T85" style:family="text">
      <style:text-properties fo:font-weight="bold" style:font-weight-asian="bold" style:font-weight-complex="bold"/>
    </style:style>
    <style:style style:name="T86" style:family="text">
      <style:text-properties fo:font-weight="bold" officeooo:rsid="00ae4117" style:font-weight-asian="bold" style:font-weight-complex="bold"/>
    </style:style>
    <style:style style:name="T87" style:family="text">
      <style:text-properties fo:font-weight="bold" officeooo:rsid="00b18965" style:font-weight-asian="bold" style:font-weight-complex="bold"/>
    </style:style>
    <style:style style:name="T88" style:family="text">
      <style:text-properties officeooo:rsid="00a44ed0"/>
    </style:style>
    <style:style style:name="T89" style:family="text">
      <style:text-properties officeooo:rsid="00a73c80"/>
    </style:style>
    <style:style style:name="T90" style:family="text">
      <style:text-properties officeooo:rsid="00a73d89"/>
    </style:style>
    <style:style style:name="T91" style:family="text">
      <style:text-properties officeooo:rsid="00a87c6c"/>
    </style:style>
    <style:style style:name="T92" style:family="text">
      <style:text-properties officeooo:rsid="00a92758" fo:background-color="transparent" loext:char-shading-value="0"/>
    </style:style>
    <style:style style:name="T93" style:family="text">
      <style:text-properties fo:background-color="transparent" loext:char-shading-value="0"/>
    </style:style>
    <style:style style:name="T94" style:family="text">
      <style:text-properties officeooo:rsid="00acf10f"/>
    </style:style>
    <style:style style:name="T95" style:family="text">
      <style:text-properties officeooo:rsid="00ae20ca"/>
    </style:style>
    <style:style style:name="T96" style:family="text">
      <style:text-properties officeooo:rsid="00ae4117"/>
    </style:style>
    <style:style style:name="T97" style:family="text">
      <style:text-properties officeooo:rsid="00aef7f5"/>
    </style:style>
    <style:style style:name="T98" style:family="text">
      <style:text-properties officeooo:rsid="00b2cba3"/>
    </style:style>
    <style:style style:name="T99" style:family="text">
      <style:text-properties officeooo:rsid="00bae712"/>
    </style:style>
    <style:style style:name="T100" style:family="text">
      <style:text-properties fo:color="#127622" loext:opacity="100%" style:text-underline-style="solid" style:text-underline-width="auto" style:text-underline-color="#127622" officeooo:rsid="00bae712"/>
    </style:style>
    <style:style style:name="T101" style:family="text">
      <style:text-properties fo:color="#127622" loext:opacity="100%" style:text-underline-style="solid" style:text-underline-width="auto" style:text-underline-color="#127622" officeooo:rsid="00bc76fb"/>
    </style:style>
    <style:style style:name="T102" style:family="text">
      <style:text-properties fo:color="#127622" loext:opacity="100%" style:text-underline-style="solid" style:text-underline-width="auto" style:text-underline-color="#127622" officeooo:rsid="00bd2ff3"/>
    </style:style>
    <style:style style:name="T103" style:family="text">
      <style:text-properties fo:color="#127622" loext:opacity="100%" style:text-underline-style="solid" style:text-underline-width="auto" style:text-underline-color="#127622" officeooo:rsid="00bea2ba"/>
    </style:style>
    <style:style style:name="T104" style:family="text">
      <style:text-properties fo:color="#127622" loext:opacity="100%" style:text-underline-style="solid" style:text-underline-width="auto" style:text-underline-color="#127622" officeooo:rsid="00c36c14"/>
    </style:style>
    <style:style style:name="T105" style:family="text">
      <style:text-properties fo:color="#127622" loext:opacity="100%" style:text-underline-style="solid" style:text-underline-width="auto" style:text-underline-color="#127622" officeooo:rsid="00dcb458"/>
    </style:style>
    <style:style style:name="T106" style:family="text">
      <style:text-properties fo:color="#127622" loext:opacity="100%" style:text-underline-style="solid" style:text-underline-width="auto" style:text-underline-color="#127622" officeooo:rsid="00de149c"/>
    </style:style>
    <style:style style:name="T107" style:family="text">
      <style:text-properties fo:color="#127622" loext:opacity="100%" fo:font-style="italic" style:text-underline-style="solid" style:text-underline-width="auto" style:text-underline-color="#127622" officeooo:rsid="00bd2ff3" style:font-style-asian="italic" style:font-style-complex="italic"/>
    </style:style>
    <style:style style:name="T108" style:family="text">
      <style:text-properties fo:color="#127622" loext:opacity="100%" fo:font-style="normal" style:text-underline-style="solid" style:text-underline-width="auto" style:text-underline-color="#127622" officeooo:rsid="00cad821" style:font-style-asian="normal" style:font-style-complex="normal"/>
    </style:style>
    <style:style style:name="T109" style:family="text">
      <style:text-properties fo:color="#127622" loext:opacity="100%" fo:font-style="normal" style:text-underline-style="solid" style:text-underline-width="auto" style:text-underline-color="#127622" officeooo:rsid="00cf3af2" style:font-style-asian="normal" style:font-style-complex="normal"/>
    </style:style>
    <style:style style:name="T110" style:family="text">
      <style:text-properties fo:color="#127622" loext:opacity="100%" fo:font-style="normal" style:text-underline-style="solid" style:text-underline-width="auto" style:text-underline-color="#127622" officeooo:rsid="00d0d6cc" style:font-style-asian="normal" style:font-style-complex="normal"/>
    </style:style>
    <style:style style:name="T111" style:family="text">
      <style:text-properties fo:color="#127622" loext:opacity="100%" fo:font-style="normal" style:text-underline-style="solid" style:text-underline-width="auto" style:text-underline-color="#127622" officeooo:rsid="00d19b55" style:font-style-asian="normal" style:font-style-complex="normal"/>
    </style:style>
    <style:style style:name="T112" style:family="text">
      <style:text-properties fo:color="#127622" loext:opacity="100%" fo:font-style="normal" style:text-underline-style="solid" style:text-underline-width="auto" style:text-underline-color="#127622" officeooo:rsid="00d229bd" style:font-style-asian="normal" style:font-style-complex="normal"/>
    </style:style>
    <style:style style:name="T113" style:family="text">
      <style:text-properties fo:color="#127622" loext:opacity="100%" fo:font-style="normal" style:text-underline-style="solid" style:text-underline-width="auto" style:text-underline-color="#127622" officeooo:rsid="00d27600" style:font-style-asian="normal" style:font-style-complex="normal"/>
    </style:style>
    <style:style style:name="T114" style:family="text">
      <style:text-properties fo:color="#127622" loext:opacity="100%" fo:font-style="normal" style:text-underline-style="solid" style:text-underline-width="auto" style:text-underline-color="#127622" officeooo:rsid="00d401c3" style:font-style-asian="normal" style:font-style-complex="normal"/>
    </style:style>
    <style:style style:name="T115" style:family="text">
      <style:text-properties fo:color="#127622" loext:opacity="100%" fo:font-style="normal" style:text-underline-style="solid" style:text-underline-width="auto" style:text-underline-color="#127622" officeooo:rsid="00d5f0d6" style:font-style-asian="normal" style:font-style-complex="normal"/>
    </style:style>
    <style:style style:name="T116" style:family="text">
      <style:text-properties fo:color="#127622" loext:opacity="100%" fo:font-style="normal" style:text-underline-style="solid" style:text-underline-width="auto" style:text-underline-color="#127622" officeooo:rsid="00d7696e" style:font-style-asian="normal" style:font-style-complex="normal"/>
    </style:style>
    <style:style style:name="T117" style:family="text">
      <style:text-properties fo:color="#127622" loext:opacity="100%" style:text-position="sub 58%" fo:font-style="normal" style:text-underline-style="solid" style:text-underline-width="auto" style:text-underline-color="#127622" officeooo:rsid="00d7696e" style:font-style-asian="normal" style:font-style-complex="normal"/>
    </style:style>
    <style:style style:name="T118" style:family="text">
      <style:text-properties fo:color="#127622" loext:opacity="100%" style:text-position="0% 100%" fo:font-style="normal" style:text-underline-style="solid" style:text-underline-width="auto" style:text-underline-color="#127622" officeooo:rsid="00d401c3" style:font-style-asian="normal" style:font-style-complex="normal"/>
    </style:style>
    <style:style style:name="T119" style:family="text">
      <style:text-properties fo:color="#127622" loext:opacity="100%" style:text-position="0% 100%" fo:font-style="normal" style:text-underline-style="solid" style:text-underline-width="auto" style:text-underline-color="#127622" officeooo:rsid="00d7696e" style:font-style-asian="normal" style:font-style-complex="normal"/>
    </style:style>
    <style:style style:name="T120" style:family="text">
      <style:text-properties fo:color="#127622" loext:opacity="100%" style:text-position="0% 100%" fo:font-style="normal" style:text-underline-style="solid" style:text-underline-width="auto" style:text-underline-color="#127622" officeooo:rsid="00d8cc8a" style:font-style-asian="normal" style:font-style-complex="normal"/>
    </style:style>
    <style:style style:name="T121" style:family="text">
      <style:text-properties fo:color="#127622" loext:opacity="100%" style:text-position="0% 100%" fo:font-style="normal" style:text-underline-style="solid" style:text-underline-width="auto" style:text-underline-color="#127622" officeooo:rsid="00d91bc1" fo:background-color="transparent" loext:char-shading-value="0" style:font-style-asian="normal" style:font-style-complex="normal"/>
    </style:style>
    <style:style style:name="T122" style:family="text">
      <style:text-properties fo:color="#127622" loext:opacity="100%" style:text-position="0% 100%" fo:font-style="normal" style:text-underline-style="solid" style:text-underline-width="auto" style:text-underline-color="#127622" officeooo:rsid="00c85fd4" fo:background-color="transparent" loext:char-shading-value="0" style:font-style-asian="normal" style:font-style-complex="normal"/>
    </style:style>
    <style:style style:name="T123" style:family="text">
      <style:text-properties style:font-style-asian="italic"/>
    </style:style>
    <style:style style:name="T124" style:family="text">
      <style:text-properties officeooo:rsid="00bbcda6"/>
    </style:style>
    <style:style style:name="T125" style:family="text">
      <style:text-properties officeooo:rsid="00bc64ca"/>
    </style:style>
    <style:style style:name="T126" style:family="text">
      <style:text-properties officeooo:rsid="00bd2ff3"/>
    </style:style>
    <style:style style:name="T127" style:family="text">
      <style:text-properties officeooo:rsid="00bea2ba"/>
    </style:style>
    <style:style style:name="T128" style:family="text">
      <style:text-properties officeooo:rsid="00bfdee0"/>
    </style:style>
    <style:style style:name="T129" style:family="text">
      <style:text-properties officeooo:rsid="00c36c14"/>
    </style:style>
    <style:style style:name="T130" style:family="text">
      <style:text-properties officeooo:rsid="00c3a56e"/>
    </style:style>
    <style:style style:name="T131" style:family="text">
      <style:text-properties officeooo:rsid="00c71a41"/>
    </style:style>
    <style:style style:name="T132" style:family="text">
      <style:text-properties officeooo:rsid="00c85fd4"/>
    </style:style>
    <style:style style:name="T133" style:family="text">
      <style:text-properties officeooo:rsid="00ccb49e"/>
    </style:style>
    <style:style style:name="T134" style:family="text">
      <style:text-properties officeooo:rsid="00d19b55"/>
    </style:style>
    <style:style style:name="T135" style:family="text">
      <style:text-properties officeooo:rsid="00da12f5"/>
    </style:style>
    <style:style style:name="T136" style:family="text">
      <style:text-properties officeooo:rsid="00db1c50"/>
    </style:style>
    <style:style style:name="T137" style:family="text">
      <style:text-properties officeooo:rsid="00dc8db4"/>
    </style:style>
    <style:style style:name="T138" style:family="text">
      <style:text-properties officeooo:rsid="00dcb458"/>
    </style:style>
    <style:style style:name="T139" style:family="text">
      <style:text-properties officeooo:rsid="00dcbce9"/>
    </style:style>
    <style:style style:name="T140" style:family="text">
      <style:text-properties officeooo:rsid="00de149c"/>
    </style:style>
    <style:style style:name="T14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color="#127622" loext:opacity="100%" style:text-underline-style="solid" style:text-underline-width="auto" style:text-underline-color="#127622"/>
    </style:style>
    <style:style style:name="T1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ffice:annotation office:name="__Annotation__4532_2287427040" loext:resolved="false"><dc:creator>Lican Martínez</dc:creator><dc:date>2021-05-31T17:46:15.046000000</dc:date><meta:creator-initials>LM</meta:creator-initials><text:p text:style-name="P33"><text:span text:style-name="T141">A mejorar</text:span></text:p></office:annotation>Invasiones biológicas como factores de cambio global sobre la biodiversidad nativa: la introducción de Bombus terrestris en Patagonia y su efecto en <text:span text:style-name="T52">las poblaciones del</text:span> abejorro nativo Bombus dahlbomii.<office:annotation-end office:name="__Annotation__4532_2287427040"/></text:p>
      <text:p text:style-name="Subtitle">Proyecto de tesina para optar al grado de Licenciado en Ciencias Biológicas.</text:p>
      <text:p text:style-name="Text_20_body"/>
      <text:p text:style-name="Subtitle"><text:span text:style-name="Strong_20_Emphasis">Tesista: </text:span>Lican Martínez</text:p>
      <text:p text:style-name="Subtitle"><text:span text:style-name="Strong_20_Emphasis">Director:</text:span> Eduardo Enrique Zattara</text:p>
      <text:p text:style-name="Subtitle"><text:span text:style-name="Strong_20_Emphasis">Co-Directora:</text:span> Marina Arbetman</text:p>
      <text:p text:style-name="Subtitle">Grupo de Ecología de la Polinización, Universidad Nacional del Comahue, Centro Regional Universitario Bariloche – CRUB, 8400, San Carlos de Bariloche, Argentina.</text:p>
      <text:p text:style-name="Text_20_body"/>
      <text:h text:style-name="Heading_20_1" text:outline-level="1">Resumen general del proyecto</text:h>
      <text:h text:style-name="Heading_20_1" text:outline-level="1">Fundamentación</text:h>
      <text:p text:style-name="P3"><text:span text:style-name="T53">Las invasiones biológicas son un fenómeno a escala global y de frecuencia creciente en los últimos años </text:span><text:reference-mark-start text:name="ZOTERO_ITEM CSL_CITATION {&quot;citationID&quot;:&quot;kqwGea0I&quot;,&quot;properties&quot;:{&quot;formattedCitation&quot;:&quot;(Chown et\\uc0\\u160{}al., 2016)&quot;,&quot;plainCitation&quot;:&quot;(Chown et al., 2016)&quot;,&quot;noteIndex&quot;:0},&quot;citationItems&quot;:[{&quot;id&quot;:576,&quot;uris&quot;:[&quot;http://zotero.org/users/local/6rqxkIuo/items/8YX7UTTB&quot;],&quot;uri&quot;:[&quot;http://zotero.org/users/local/6rqxkIuo/items/8YX7UTTB&quot;],&quot;itemData&quot;:{&quot;id&quot;:576,&quot;type&quot;:&quot;article-journal&quot;,&quot;container-title&quot;:&quot;Crop Breeding&quot;,&quot;note&quot;:&quot;publisher: Apple Academic Press&quot;,&quot;page&quot;:&quot;59–114&quot;,&quot;source&quot;:&quot;Google Scholar&quot;,&quot;title&quot;:&quot;Biological invasions, climate change, and genomics&quot;,&quot;author&quot;:[{&quot;family&quot;:&quot;Chown&quot;,&quot;given&quot;:&quot;Steven L.&quot;},{&quot;family&quot;:&quot;Hodgins&quot;,&quot;given&quot;:&quot;Kathryn A.&quot;},{&quot;family&quot;:&quot;Griffin&quot;,&quot;given&quot;:&quot;Philippa C.&quot;}],&quot;issued&quot;:{&quot;date-parts&quot;:[[&quot;2016&quot;]]}}}],&quot;schema&quot;:&quot;https://github.com/citation-style-language/schema/raw/master/csl-citation.json&quot;} RNDa7s7Zxy3GL"/><text:span text:style-name="T35">(Chown et al., 2016)</text:span><text:reference-mark-end text:name="ZOTERO_ITEM CSL_CITATION {&quot;citationID&quot;:&quot;kqwGea0I&quot;,&quot;properties&quot;:{&quot;formattedCitation&quot;:&quot;(Chown et\\uc0\\u160{}al., 2016)&quot;,&quot;plainCitation&quot;:&quot;(Chown et al., 2016)&quot;,&quot;noteIndex&quot;:0},&quot;citationItems&quot;:[{&quot;id&quot;:576,&quot;uris&quot;:[&quot;http://zotero.org/users/local/6rqxkIuo/items/8YX7UTTB&quot;],&quot;uri&quot;:[&quot;http://zotero.org/users/local/6rqxkIuo/items/8YX7UTTB&quot;],&quot;itemData&quot;:{&quot;id&quot;:576,&quot;type&quot;:&quot;article-journal&quot;,&quot;container-title&quot;:&quot;Crop Breeding&quot;,&quot;note&quot;:&quot;publisher: Apple Academic Press&quot;,&quot;page&quot;:&quot;59–114&quot;,&quot;source&quot;:&quot;Google Scholar&quot;,&quot;title&quot;:&quot;Biological invasions, climate change, and genomics&quot;,&quot;author&quot;:[{&quot;family&quot;:&quot;Chown&quot;,&quot;given&quot;:&quot;Steven L.&quot;},{&quot;family&quot;:&quot;Hodgins&quot;,&quot;given&quot;:&quot;Kathryn A.&quot;},{&quot;family&quot;:&quot;Griffin&quot;,&quot;given&quot;:&quot;Philippa C.&quot;}],&quot;issued&quot;:{&quot;date-parts&quot;:[[&quot;2016&quot;]]}}}],&quot;schema&quot;:&quot;https://github.com/citation-style-language/schema/raw/master/csl-citation.json&quot;} RNDa7s7Zxy3GL"/><text:span text:style-name="T53">. </text:span><text:span text:style-name="T54">En muchas ocasiones, su origen se debe a introducciones accidentales como efecto colateral de diferentes actividades humanas. En otras, son iniciadas por introducciones intencionadas con el objetivo de suplir alguna función biológica de interés económico. </text:span><text:span text:style-name="T55">En cualquier caso, la proliferación descontrolada de especies introducidas suele terminar en procesos de desplazamiento y reducción de la biodiversidad nativa (</text:span><text:span text:style-name="refs"><text:span text:style-name="T55">refs</text:span></text:span><text:span text:style-name="T55">).</text:span></text:p>
      <text:p text:style-name="P4">Los factores que determinan el éxito de la invasión de una especie <text:span text:style-name="T57">están asociados</text:span> <text:span text:style-name="T57">por un lado</text:span> <text:span text:style-name="T57">a</text:span> las propiedades de su <text:span text:style-name="T56">fisiología, </text:span>historia de vida <text:span text:style-name="T57">y desarrollo; y por otro lado a las características bióticas y abióticas del</text:span><text:span text:style-name="T56"> ecosistema de destino </text:span><text:span text:style-name="T58">(</text:span><text:span text:style-name="refs"><text:span text:style-name="T58">ref</text:span></text:span><text:span text:style-name="refs"><text:span text:style-name="T62">s</text:span></text:span><text:span text:style-name="T58">)</text:span><text:span text:style-name="T56">. </text:span><text:span text:style-name="T66">Estas</text:span><text:span text:style-name="T59"> p</text:span><text:span text:style-name="T61">ropiedades intrínsecas de la especie invasora están</text:span><text:span text:style-name="T59"> principalmente determinadas por las presiones selectivas del ecosistema donde ha evolucionado la especie. Por lo tanto, al arribar a un nuevo ecosistema es esperable que </text:span><text:span text:style-name="T60">su asentamiento se produzca de forma más marcada en las regiones con similitudes ecológicas al ambiente de origen. </text:span><text:span text:style-name="T67">Como consecuencia de esto</text:span><text:span text:style-name="T62">, </text:span><text:span text:style-name="T63">los constituyentes de la biodiversidad nativa que son más susceptibles de sufrir </text:span><text:span text:style-name="T64">desplazamientos competitivos son aquellos que se desarrollen en nichos ecológicos equivalentes al nicho fundamental de la especie invasora (</text:span><text:span text:style-name="refs"><text:span text:style-name="T64">refs que explique el tema del nicho fundamental y realizado </text:span></text:span><text:span text:style-name="refs"><text:span text:style-name="T83">en contexto de competencia</text:span></text:span><text:span text:style-name="refs"><text:span text:style-name="T64">, </text:span></text:span><text:span text:style-name="refs"><text:span text:style-name="T65">esquema BAM </text:span></text:span><text:span text:style-name="refs"><text:span text:style-name="T76">Peterson, Thaumund</text:span></text:span><text:span text:style-name="T64">).</text:span></text:p>
      <text:p text:style-name="P25"><text:span text:style-name="A-corrección">Los fenómenos de reciente invasión son interesantes para estudiar </text:span><text:span text:style-name="A-corrección"><text:span text:style-name="T130">tanto</text:span></text:span><text:span text:style-name="A-corrección"> la dinámica temprana de la re-configuración del nicho de la especie invasora, </text:span><text:span text:style-name="A-corrección"><text:span text:style-name="T130">como</text:span></text:span><text:span text:style-name="A-corrección"> los efectos que la introducción tiene sobre el nicho de las especies nativas.</text:span> En el primer caso, las especies invasoras pueden servir de modelo para estudiar procesos de adaptación y aclimatación a ambientes que no estaban accesibles en la región en la que evolucionaron. Esto es de interés<text:span text:style-name="T68"> para responder tanto preguntas fundamentales de la ecología evolutiva como preguntas asociadas a las posibilidades de control biológico en </text:span><text:span text:style-name="T84">futuras </text:span><text:soft-page-break/><text:span text:style-name="T84">invasiones</text:span><text:span text:style-name="T68">. Por otra parte, estudiar los fenómenos de re-ajuste de la biodiversidad local en respuesta a las invasiones biológicas es fundamental para poder ponderar los beneficios económicos asociados a las introducciones </text:span><text:span text:style-name="T84">intencionales</text:span><text:span text:style-name="T68"> con los cost</text:span><text:span text:style-name="T84">o</text:span><text:span text:style-name="T68">s medio-ambientales que estas </text:span><text:span text:style-name="T69">acciones</text:span><text:span text:style-name="T68"> implican.</text:span></text:p>
      <text:p text:style-name="Text_20_body"><text:span text:style-name="T70">En este sentido, un sistema de estudio interesante para abordar algunas de estas preguntas es la comunidad de abejorros </text:span><text:span text:style-name="T72">de la región andino-patagónica</text:span><text:span text:style-name="T70">, compuesta por dos especies introducidas </text:span><text:span text:style-name="T71">recientemente </text:span><text:span text:style-name="T70">(</text:span><text:span text:style-name="T4">Bombus ruderatus</text:span><text:span text:style-name="T21"> </text:span><text:span text:style-name="T22">y </text:span><text:span text:style-name="T13">Bombus terrestris</text:span><text:span text:style-name="T70">) y una especie nativa (</text:span><text:span text:style-name="T4">Bombus dahlbomii</text:span><text:span text:style-name="T70">) </text:span><text:reference-mark-start text:name="ZOTERO_ITEM CSL_CITATION {&quot;citationID&quot;:&quot;klemN2Vy&quot;,&quot;properties&quot;:{&quot;formattedCitation&quot;:&quot;(Morales et\\uc0\\u160{}al., 2013; Ruz, 2002; Schmid-Hempel et\\uc0\\u160{}al., 2014)&quot;,&quot;plainCitation&quot;:&quot;(Morales et al., 2013; Ruz, 2002; Schmid-Hempel et al., 2014)&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id&quot;:631,&quot;uris&quot;:[&quot;http://zotero.org/users/local/6rqxkIuo/items/4H8F9UIP&quot;],&quot;uri&quot;:[&quot;http://zotero.org/users/local/6rqxkIuo/items/4H8F9UIP&quot;],&quot;itemData&quot;:{&quot;id&quot;:631,&quot;type&quot;:&quot;article-journal&quot;,&quot;container-title&quot;:&quot;Pollinating bees&quot;,&quot;page&quot;:&quot;155–167&quot;,&quot;source&quot;:&quot;Google Scholar&quot;,&quot;title&quot;:&quot;Bee pollinators introduced to Chile: a review&quot;,&quot;title-short&quot;:&quot;Bee pollinators introduced to Chile&quot;,&quot;author&quot;:[{&quot;family&quot;:&quot;Ruz&quot;,&quot;given&quot;:&quot;Luisa&quot;}],&quot;issued&quot;:{&quot;date-parts&quot;:[[&quot;2002&quot;]]}}},{&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lrtx9m4RFI"/><text:span text:style-name="T35">(Morales et al., 2013; Ruz, 2002; Schmid-Hempel et al., 2014)</text:span><text:reference-mark-end text:name="ZOTERO_ITEM CSL_CITATION {&quot;citationID&quot;:&quot;klemN2Vy&quot;,&quot;properties&quot;:{&quot;formattedCitation&quot;:&quot;(Morales et\\uc0\\u160{}al., 2013; Ruz, 2002; Schmid-Hempel et\\uc0\\u160{}al., 2014)&quot;,&quot;plainCitation&quot;:&quot;(Morales et al., 2013; Ruz, 2002; Schmid-Hempel et al., 2014)&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id&quot;:631,&quot;uris&quot;:[&quot;http://zotero.org/users/local/6rqxkIuo/items/4H8F9UIP&quot;],&quot;uri&quot;:[&quot;http://zotero.org/users/local/6rqxkIuo/items/4H8F9UIP&quot;],&quot;itemData&quot;:{&quot;id&quot;:631,&quot;type&quot;:&quot;article-journal&quot;,&quot;container-title&quot;:&quot;Pollinating bees&quot;,&quot;page&quot;:&quot;155–167&quot;,&quot;source&quot;:&quot;Google Scholar&quot;,&quot;title&quot;:&quot;Bee pollinators introduced to Chile: a review&quot;,&quot;title-short&quot;:&quot;Bee pollinators introduced to Chile&quot;,&quot;author&quot;:[{&quot;family&quot;:&quot;Ruz&quot;,&quot;given&quot;:&quot;Luisa&quot;}],&quot;issued&quot;:{&quot;date-parts&quot;:[[&quot;2002&quot;]]}}},{&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lrtx9m4RFI"/><text:span text:style-name="T70">. </text:span><text:span text:style-name="T72">Ambas especies exóticas fueron introducidas para realizar polinización asistida en cultivos </text:span><text:span text:style-name="T99">ce</text:span><text:span text:style-name="T72"> Chile,</text:span><text:span text:style-name="A-corrección"> pero los regímenes de introducción de cada una fueron muy diferentes, al igual que la magnitud de las invasiones resultantes. </text:span><text:span text:style-name="A-corrección"><text:span text:style-name="T99">La introducción de </text:span></text:span><text:span text:style-name="A-corrección"><text:span text:style-name="T14">B. ruderatus</text:span></text:span><text:span text:style-name="A-corrección"><text:span text:style-name="T99"> </text:span></text:span><text:span text:style-name="A-corrección"><text:span text:style-name="T100">ocurrió</text:span></text:span><text:span text:style-name="A-corrección"><text:span text:style-name="T99"> en 2 eventos puntuales, en 1982 y 1983, en la región del centro chileno, y consistió el la liberación de un total de 314 reinas importadas desde Nueva Zelanda </text:span></text:span><text:reference-mark-start text:name="ZOTERO_ITEM CSL_CITATION {&quot;citationID&quot;:&quot;4JAkwqPm&quot;,&quot;properties&quot;:{&quot;formattedCitation&quot;:&quot;(Arretz &amp; Macfarlane, 1986)&quot;,&quot;plainCitation&quot;:&quot;(Arretz &amp; Macfarlane, 1986)&quot;,&quot;noteIndex&quot;:0},&quot;citationItems&quot;:[{&quot;id&quot;:617,&quot;uris&quot;:[&quot;http://zotero.org/users/local/6rqxkIuo/items/HSUM7PMP&quot;],&quot;uri&quot;:[&quot;http://zotero.org/users/local/6rqxkIuo/items/HSUM7PMP&quot;],&quot;itemData&quot;:{&quot;id&quot;:617,&quot;type&quot;:&quot;article-journal&quot;,&quot;container-title&quot;:&quot;Bee World&quot;,&quot;DOI&quot;:&quot;10.1080/0005772X.1986.11098855&quot;,&quot;ISSN&quot;:&quot;0005-772X, 2376-7618&quot;,&quot;issue&quot;:&quot;1&quot;,&quot;journalAbbreviation&quot;:&quot;Bee World&quot;,&quot;language&quot;:&quot;en&quot;,&quot;page&quot;:&quot;15-22&quot;,&quot;source&quot;:&quot;DOI.org (Crossref)&quot;,&quot;title&quot;:&quot;The Introduction of &lt;i&gt;Bombus ruderatus&lt;/i&gt; to Chile for Red Clover Pollination&quot;,&quot;volume&quot;:&quot;67&quot;,&quot;author&quot;:[{&quot;family&quot;:&quot;Arretz&quot;,&quot;given&quot;:&quot;P. V.&quot;},{&quot;family&quot;:&quot;Macfarlane&quot;,&quot;given&quot;:&quot;R. P.&quot;}],&quot;issued&quot;:{&quot;date-parts&quot;:[[&quot;1986&quot;,1]]}}}],&quot;schema&quot;:&quot;https://github.com/citation-style-language/schema/raw/master/csl-citation.json&quot;} RND9lrNU9pU1Q"/><text:span text:style-name="A-corrección"><text:span text:style-name="T99">(Arretz &amp; Macfarlane, 1986)</text:span></text:span><text:reference-mark-end text:name="ZOTERO_ITEM CSL_CITATION {&quot;citationID&quot;:&quot;4JAkwqPm&quot;,&quot;properties&quot;:{&quot;formattedCitation&quot;:&quot;(Arretz &amp; Macfarlane, 1986)&quot;,&quot;plainCitation&quot;:&quot;(Arretz &amp; Macfarlane, 1986)&quot;,&quot;noteIndex&quot;:0},&quot;citationItems&quot;:[{&quot;id&quot;:617,&quot;uris&quot;:[&quot;http://zotero.org/users/local/6rqxkIuo/items/HSUM7PMP&quot;],&quot;uri&quot;:[&quot;http://zotero.org/users/local/6rqxkIuo/items/HSUM7PMP&quot;],&quot;itemData&quot;:{&quot;id&quot;:617,&quot;type&quot;:&quot;article-journal&quot;,&quot;container-title&quot;:&quot;Bee World&quot;,&quot;DOI&quot;:&quot;10.1080/0005772X.1986.11098855&quot;,&quot;ISSN&quot;:&quot;0005-772X, 2376-7618&quot;,&quot;issue&quot;:&quot;1&quot;,&quot;journalAbbreviation&quot;:&quot;Bee World&quot;,&quot;language&quot;:&quot;en&quot;,&quot;page&quot;:&quot;15-22&quot;,&quot;source&quot;:&quot;DOI.org (Crossref)&quot;,&quot;title&quot;:&quot;The Introduction of &lt;i&gt;Bombus ruderatus&lt;/i&gt; to Chile for Red Clover Pollination&quot;,&quot;volume&quot;:&quot;67&quot;,&quot;author&quot;:[{&quot;family&quot;:&quot;Arretz&quot;,&quot;given&quot;:&quot;P. V.&quot;},{&quot;family&quot;:&quot;Macfarlane&quot;,&quot;given&quot;:&quot;R. P.&quot;}],&quot;issued&quot;:{&quot;date-parts&quot;:[[&quot;1986&quot;,1]]}}}],&quot;schema&quot;:&quot;https://github.com/citation-style-language/schema/raw/master/csl-citation.json&quot;} RND9lrNU9pU1Q"/><text:span text:style-name="A-corrección"><text:span text:style-name="T99">. </text:span></text:span><text:span text:style-name="A-corrección"><text:span text:style-name="T124">Por otro lado, la introducción de </text:span></text:span><text:span text:style-name="A-corrección"><text:span text:style-name="T15">B. terrestris</text:span></text:span><text:span text:style-name="A-corrección"><text:span text:style-name="T124"> comenzó </text:span></text:span><text:span text:style-name="A-corrección"><text:span text:style-name="T125">en 1997</text:span></text:span><text:span text:style-name="A-corrección"><text:span text:style-name="T124"> con </text:span></text:span><text:span text:style-name="A-corrección"><text:span text:style-name="T125">la importación de</text:span></text:span><text:span text:style-name="A-corrección"><text:span text:style-name="T124"> aproximadamente 400 colonias </text:span></text:span><text:span text:style-name="A-corrección"><text:span text:style-name="T125">en la región centro-Norte de Chile; importación que </text:span></text:span><text:span text:style-name="A-corrección"><text:span text:style-name="T101">continuó</text:span></text:span><text:span text:style-name="A-corrección"><text:span text:style-name="T125"> en aumento hasta hoy en día, sumando hasta 2019 una cantidad de 1.200.000 colonias desarrolladas y reinas fecundadas </text:span></text:span><text:reference-mark-start text:name="ZOTERO_ITEM CSL_CITATION {&quot;citationID&quot;:&quot;w5ZGpBVU&quot;,&quot;properties&quot;:{&quot;formattedCitation&quot;:&quot;(Aizen et\\uc0\\u160{}al., 2019)&quot;,&quot;plainCitation&quot;:&quot;(Aizen et al., 2019)&quot;,&quot;noteIndex&quot;:0},&quot;citationItems&quot;:[{&quot;id&quot;:563,&quot;uris&quot;:[&quot;http://zotero.org/users/local/6rqxkIuo/items/RER4Z8NL&quot;],&quot;uri&quot;:[&quot;http://zotero.org/users/local/6rqxkIuo/items/RER4Z8NL&quot;],&quot;itemData&quot;:{&quot;id&quot;:563,&quot;type&quot;:&quot;article-journal&quot;,&quot;container-title&quot;:&quot;Journal of Applied Ecology&quot;,&quot;issue&quot;:&quot;1&quot;,&quot;note&quot;:&quot;publisher: Wiley Online Library&quot;,&quot;page&quot;:&quot;100–106&quot;,&quot;source&quot;:&quot;Google Scholar&quot;,&quot;title&quot;:&quot;Coordinated species importation policies are needed to reduce serious invasions globally: The case of alien bumblebees in South America&quot;,&quot;title-short&quot;:&quot;Coordinated species importation policies are needed to reduce serious invasions globally&quot;,&quot;volume&quot;:&quot;56&quot;,&quot;author&quot;:[{&quot;family&quot;:&quot;Aizen&quot;,&quot;given&quot;:&quot;Marcelo A.&quot;},{&quot;family&quot;:&quot;Smith-Ramírez&quot;,&quot;given&quot;:&quot;Cecilia&quot;},{&quot;family&quot;:&quot;Morales&quot;,&quot;given&quot;:&quot;Carolina L.&quot;},{&quot;family&quot;:&quot;Vieli&quot;,&quot;given&quot;:&quot;Lorena&quot;},{&quot;family&quot;:&quot;Sáez&quot;,&quot;given&quot;:&quot;Agustín&quot;},{&quot;family&quot;:&quot;Barahona-Segovia&quot;,&quot;given&quot;:&quot;Rodrigo M.&quot;},{&quot;family&quot;:&quot;Arbetman&quot;,&quot;given&quot;:&quot;Marina P.&quot;},{&quot;family&quot;:&quot;Montalva&quot;,&quot;given&quot;:&quot;José&quot;},{&quot;family&quot;:&quot;Garibaldi&quot;,&quot;given&quot;:&quot;Lucas A.&quot;},{&quot;family&quot;:&quot;Inouye&quot;,&quot;given&quot;:&quot;David W.&quot;}],&quot;issued&quot;:{&quot;date-parts&quot;:[[&quot;2019&quot;]]}}}],&quot;schema&quot;:&quot;https://github.com/citation-style-language/schema/raw/master/csl-citation.json&quot;} RNDrbjuDhxof5"/><text:span text:style-name="A-corrección"><text:span text:style-name="T35">(Aizen et</text:span></text:span><text:span text:style-name="T35"> al., 2019)</text:span><text:reference-mark-end text:name="ZOTERO_ITEM CSL_CITATION {&quot;citationID&quot;:&quot;w5ZGpBVU&quot;,&quot;properties&quot;:{&quot;formattedCitation&quot;:&quot;(Aizen et\\uc0\\u160{}al., 2019)&quot;,&quot;plainCitation&quot;:&quot;(Aizen et al., 2019)&quot;,&quot;noteIndex&quot;:0},&quot;citationItems&quot;:[{&quot;id&quot;:563,&quot;uris&quot;:[&quot;http://zotero.org/users/local/6rqxkIuo/items/RER4Z8NL&quot;],&quot;uri&quot;:[&quot;http://zotero.org/users/local/6rqxkIuo/items/RER4Z8NL&quot;],&quot;itemData&quot;:{&quot;id&quot;:563,&quot;type&quot;:&quot;article-journal&quot;,&quot;container-title&quot;:&quot;Journal of Applied Ecology&quot;,&quot;issue&quot;:&quot;1&quot;,&quot;note&quot;:&quot;publisher: Wiley Online Library&quot;,&quot;page&quot;:&quot;100–106&quot;,&quot;source&quot;:&quot;Google Scholar&quot;,&quot;title&quot;:&quot;Coordinated species importation policies are needed to reduce serious invasions globally: The case of alien bumblebees in South America&quot;,&quot;title-short&quot;:&quot;Coordinated species importation policies are needed to reduce serious invasions globally&quot;,&quot;volume&quot;:&quot;56&quot;,&quot;author&quot;:[{&quot;family&quot;:&quot;Aizen&quot;,&quot;given&quot;:&quot;Marcelo A.&quot;},{&quot;family&quot;:&quot;Smith-Ramírez&quot;,&quot;given&quot;:&quot;Cecilia&quot;},{&quot;family&quot;:&quot;Morales&quot;,&quot;given&quot;:&quot;Carolina L.&quot;},{&quot;family&quot;:&quot;Vieli&quot;,&quot;given&quot;:&quot;Lorena&quot;},{&quot;family&quot;:&quot;Sáez&quot;,&quot;given&quot;:&quot;Agustín&quot;},{&quot;family&quot;:&quot;Barahona-Segovia&quot;,&quot;given&quot;:&quot;Rodrigo M.&quot;},{&quot;family&quot;:&quot;Arbetman&quot;,&quot;given&quot;:&quot;Marina P.&quot;},{&quot;family&quot;:&quot;Montalva&quot;,&quot;given&quot;:&quot;José&quot;},{&quot;family&quot;:&quot;Garibaldi&quot;,&quot;given&quot;:&quot;Lucas A.&quot;},{&quot;family&quot;:&quot;Inouye&quot;,&quot;given&quot;:&quot;David W.&quot;}],&quot;issued&quot;:{&quot;date-parts&quot;:[[&quot;2019&quot;]]}}}],&quot;schema&quot;:&quot;https://github.com/citation-style-language/schema/raw/master/csl-citation.json&quot;} RNDrbjuDhxof5"/><text:span text:style-name="A-corrección"><text:span text:style-name="T125">. </text:span></text:span><text:span text:style-name="A-corrección"><text:span text:style-name="T102">Actualmente, la magnitud de la invasión de </text:span></text:span><text:span text:style-name="A-corrección"><text:span text:style-name="T107">B. terrestris</text:span></text:span><text:span text:style-name="A-corrección"><text:span text:style-name="T102">, en cuanto a abundancia y distribución, es mucho mayor que la de </text:span></text:span><text:span text:style-name="A-corrección"><text:span text:style-name="T107">B. ruderatus</text:span></text:span><text:span text:style-name="A-corrección"><text:span text:style-name="T102"> </text:span></text:span><text:reference-mark-start text:name="ZOTERO_ITEM CSL_CITATION {&quot;citationID&quot;:&quot;hqGTo6F2&quot;,&quot;properties&quot;:{&quot;formattedCitation&quot;:&quot;(Morales et\\uc0\\u160{}al., 2013; Schmid-Hempel et\\uc0\\u160{}al., 2014)&quot;,&quot;plainCitation&quot;:&quot;(Morales et al., 2013; Schmid-Hempel et al., 2014)&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VXtzNirFOC"/><text:span text:style-name="A-corrección"><text:span text:style-name="T35">(Morales et</text:span></text:span><text:span text:style-name="T35"> al., 2013; Schmid-Hempel et al., 2014)</text:span><text:reference-mark-end text:name="ZOTERO_ITEM CSL_CITATION {&quot;citationID&quot;:&quot;hqGTo6F2&quot;,&quot;properties&quot;:{&quot;formattedCitation&quot;:&quot;(Morales et\\uc0\\u160{}al., 2013; Schmid-Hempel et\\uc0\\u160{}al., 2014)&quot;,&quot;plainCitation&quot;:&quot;(Morales et al., 2013; Schmid-Hempel et al., 2014)&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VXtzNirFOC"/><text:span text:style-name="A-corrección"><text:span text:style-name="T102">.</text:span></text:span></text:p>
      <text:p text:style-name="Text_20_body"><text:span text:style-name="T98">Se cree que </text:span><text:span text:style-name="T127">el establecimiento de las especies de abejorros exóticos en la región i</text:span><text:span text:style-name="T73">mpactó negativamente en las poblaciones de </text:span><text:span text:style-name="T5">B. dahlbomii</text:span><text:span text:style-name="T73">, tanto por la competencia por recursos florales como por la introducción de nuevos patógenos </text:span><text:reference-mark-start text:name="ZOTERO_ITEM CSL_CITATION {&quot;citationID&quot;:&quot;Xpa5kFpC&quot;,&quot;properties&quot;:{&quot;formattedCitation&quot;:&quot;(Aizen et\\uc0\\u160{}al., 2019; Arbetman et\\uc0\\u160{}al., 2013; Schmid-Hempel et\\uc0\\u160{}al., 2014)&quot;,&quot;plainCitation&quot;:&quot;(Aizen et al., 2019; Arbetman et al., 2013; Schmid-Hempel et al., 2014)&quot;,&quot;noteIndex&quot;:0},&quot;citationItems&quot;:[{&quot;id&quot;:563,&quot;uris&quot;:[&quot;http://zotero.org/users/local/6rqxkIuo/items/RER4Z8NL&quot;],&quot;uri&quot;:[&quot;http://zotero.org/users/local/6rqxkIuo/items/RER4Z8NL&quot;],&quot;itemData&quot;:{&quot;id&quot;:563,&quot;type&quot;:&quot;article-journal&quot;,&quot;container-title&quot;:&quot;Journal of Applied Ecology&quot;,&quot;issue&quot;:&quot;1&quot;,&quot;note&quot;:&quot;publisher: Wiley Online Library&quot;,&quot;page&quot;:&quot;100–106&quot;,&quot;source&quot;:&quot;Google Scholar&quot;,&quot;title&quot;:&quot;Coordinated species importation policies are needed to reduce serious invasions globally: The case of alien bumblebees in South America&quot;,&quot;title-short&quot;:&quot;Coordinated species importation policies are needed to reduce serious invasions globally&quot;,&quot;volume&quot;:&quot;56&quot;,&quot;author&quot;:[{&quot;family&quot;:&quot;Aizen&quot;,&quot;given&quot;:&quot;Marcelo A.&quot;},{&quot;family&quot;:&quot;Smith-Ramírez&quot;,&quot;given&quot;:&quot;Cecilia&quot;},{&quot;family&quot;:&quot;Morales&quot;,&quot;given&quot;:&quot;Carolina L.&quot;},{&quot;family&quot;:&quot;Vieli&quot;,&quot;given&quot;:&quot;Lorena&quot;},{&quot;family&quot;:&quot;Sáez&quot;,&quot;given&quot;:&quot;Agustín&quot;},{&quot;family&quot;:&quot;Barahona-Segovia&quot;,&quot;given&quot;:&quot;Rodrigo M.&quot;},{&quot;family&quot;:&quot;Arbetman&quot;,&quot;given&quot;:&quot;Marina P.&quot;},{&quot;family&quot;:&quot;Montalva&quot;,&quot;given&quot;:&quot;José&quot;},{&quot;family&quot;:&quot;Garibaldi&quot;,&quot;given&quot;:&quot;Lucas A.&quot;},{&quot;family&quot;:&quot;Inouye&quot;,&quot;given&quot;:&quot;David W.&quot;}],&quot;issued&quot;:{&quot;date-parts&quot;:[[&quot;2019&quot;]]}}},{&quot;id&quot;:355,&quot;uris&quot;:[&quot;http://zotero.org/users/local/6rqxkIuo/items/6TSUGMKC&quot;],&quot;uri&quot;:[&quot;http://zotero.org/users/local/6rqxkIuo/items/6TSUGMKC&quot;],&quot;itemData&quot;:{&quot;id&quot;:355,&quot;type&quot;:&quot;article-journal&quot;,&quot;container-title&quot;:&quot;Biological Invasions&quot;,&quot;DOI&quot;:&quot;10.1007/s10530-012-0311-0&quot;,&quot;ISSN&quot;:&quot;1387-3547, 1573-1464&quot;,&quot;issue&quot;:&quot;3&quot;,&quot;journalAbbreviation&quot;:&quot;Biol Invasions&quot;,&quot;language&quot;:&quot;en&quot;,&quot;note&quot;:&quot;number: 3&quot;,&quot;page&quot;:&quot;489-494&quot;,&quot;source&quot;:&quot;DOI.org (Crossref)&quot;,&quot;title&quot;:&quot;Alien parasite hitchhikes to Patagonia on invasive bumblebee&quot;,&quot;volume&quot;:&quot;15&quot;,&quot;author&quot;:[{&quot;family&quot;:&quot;Arbetman&quot;,&quot;given&quot;:&quot;Marina P.&quot;},{&quot;family&quot;:&quot;Meeus&quot;,&quot;given&quot;:&quot;Ivan&quot;},{&quot;family&quot;:&quot;Morales&quot;,&quot;given&quot;:&quot;Carolina L.&quot;},{&quot;family&quot;:&quot;Aizen&quot;,&quot;given&quot;:&quot;Marcelo A.&quot;},{&quot;family&quot;:&quot;Smagghe&quot;,&quot;given&quot;:&quot;Guy&quot;}],&quot;issued&quot;:{&quot;date-parts&quot;:[[&quot;2013&quot;,3]]}}},{&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wAPImVvN8e"/><text:span text:style-name="T35">(Aizen et al., 2019; Arbetman et al., 2013; Schmid-Hempel et al., 2014)</text:span><text:reference-mark-end text:name="ZOTERO_ITEM CSL_CITATION {&quot;citationID&quot;:&quot;Xpa5kFpC&quot;,&quot;properties&quot;:{&quot;formattedCitation&quot;:&quot;(Aizen et\\uc0\\u160{}al., 2019; Arbetman et\\uc0\\u160{}al., 2013; Schmid-Hempel et\\uc0\\u160{}al., 2014)&quot;,&quot;plainCitation&quot;:&quot;(Aizen et al., 2019; Arbetman et al., 2013; Schmid-Hempel et al., 2014)&quot;,&quot;noteIndex&quot;:0},&quot;citationItems&quot;:[{&quot;id&quot;:563,&quot;uris&quot;:[&quot;http://zotero.org/users/local/6rqxkIuo/items/RER4Z8NL&quot;],&quot;uri&quot;:[&quot;http://zotero.org/users/local/6rqxkIuo/items/RER4Z8NL&quot;],&quot;itemData&quot;:{&quot;id&quot;:563,&quot;type&quot;:&quot;article-journal&quot;,&quot;container-title&quot;:&quot;Journal of Applied Ecology&quot;,&quot;issue&quot;:&quot;1&quot;,&quot;note&quot;:&quot;publisher: Wiley Online Library&quot;,&quot;page&quot;:&quot;100–106&quot;,&quot;source&quot;:&quot;Google Scholar&quot;,&quot;title&quot;:&quot;Coordinated species importation policies are needed to reduce serious invasions globally: The case of alien bumblebees in South America&quot;,&quot;title-short&quot;:&quot;Coordinated species importation policies are needed to reduce serious invasions globally&quot;,&quot;volume&quot;:&quot;56&quot;,&quot;author&quot;:[{&quot;family&quot;:&quot;Aizen&quot;,&quot;given&quot;:&quot;Marcelo A.&quot;},{&quot;family&quot;:&quot;Smith-Ramírez&quot;,&quot;given&quot;:&quot;Cecilia&quot;},{&quot;family&quot;:&quot;Morales&quot;,&quot;given&quot;:&quot;Carolina L.&quot;},{&quot;family&quot;:&quot;Vieli&quot;,&quot;given&quot;:&quot;Lorena&quot;},{&quot;family&quot;:&quot;Sáez&quot;,&quot;given&quot;:&quot;Agustín&quot;},{&quot;family&quot;:&quot;Barahona-Segovia&quot;,&quot;given&quot;:&quot;Rodrigo M.&quot;},{&quot;family&quot;:&quot;Arbetman&quot;,&quot;given&quot;:&quot;Marina P.&quot;},{&quot;family&quot;:&quot;Montalva&quot;,&quot;given&quot;:&quot;José&quot;},{&quot;family&quot;:&quot;Garibaldi&quot;,&quot;given&quot;:&quot;Lucas A.&quot;},{&quot;family&quot;:&quot;Inouye&quot;,&quot;given&quot;:&quot;David W.&quot;}],&quot;issued&quot;:{&quot;date-parts&quot;:[[&quot;2019&quot;]]}}},{&quot;id&quot;:355,&quot;uris&quot;:[&quot;http://zotero.org/users/local/6rqxkIuo/items/6TSUGMKC&quot;],&quot;uri&quot;:[&quot;http://zotero.org/users/local/6rqxkIuo/items/6TSUGMKC&quot;],&quot;itemData&quot;:{&quot;id&quot;:355,&quot;type&quot;:&quot;article-journal&quot;,&quot;container-title&quot;:&quot;Biological Invasions&quot;,&quot;DOI&quot;:&quot;10.1007/s10530-012-0311-0&quot;,&quot;ISSN&quot;:&quot;1387-3547, 1573-1464&quot;,&quot;issue&quot;:&quot;3&quot;,&quot;journalAbbreviation&quot;:&quot;Biol Invasions&quot;,&quot;language&quot;:&quot;en&quot;,&quot;note&quot;:&quot;number: 3&quot;,&quot;page&quot;:&quot;489-494&quot;,&quot;source&quot;:&quot;DOI.org (Crossref)&quot;,&quot;title&quot;:&quot;Alien parasite hitchhikes to Patagonia on invasive bumblebee&quot;,&quot;volume&quot;:&quot;15&quot;,&quot;author&quot;:[{&quot;family&quot;:&quot;Arbetman&quot;,&quot;given&quot;:&quot;Marina P.&quot;},{&quot;family&quot;:&quot;Meeus&quot;,&quot;given&quot;:&quot;Ivan&quot;},{&quot;family&quot;:&quot;Morales&quot;,&quot;given&quot;:&quot;Carolina L.&quot;},{&quot;family&quot;:&quot;Aizen&quot;,&quot;given&quot;:&quot;Marcelo A.&quot;},{&quot;family&quot;:&quot;Smagghe&quot;,&quot;given&quot;:&quot;Guy&quot;}],&quot;issued&quot;:{&quot;date-parts&quot;:[[&quot;2013&quot;,3]]}}},{&quot;id&quot;:581,&quot;uris&quot;:[&quot;http://zotero.org/users/local/6rqxkIuo/items/J4GZ6KMR&quot;],&quot;uri&quot;:[&quot;http://zotero.org/users/local/6rqxkIuo/items/J4GZ6KMR&quot;],&quot;itemData&quot;:{&quot;id&quot;:581,&quot;type&quot;:&quot;article-journal&quot;,&quot;container-title&quot;:&quot;Journal of Animal Ecology&quot;,&quot;issue&quot;:&quot;4&quot;,&quot;note&quot;:&quot;publisher: Wiley Online Library&quot;,&quot;page&quot;:&quot;823–837&quot;,&quot;source&quot;:&quot;Google Scholar&quot;,&quot;title&quot;:&quot;The invasion of southern S outh A merica by imported bumblebees and associated parasites&quot;,&quot;volume&quot;:&quot;83&quot;,&quot;author&quot;:[{&quot;family&quot;:&quot;Schmid-Hempel&quot;,&quot;given&quot;:&quot;Regula&quot;},{&quot;family&quot;:&quot;Eckhardt&quot;,&quot;given&quot;:&quot;Michael&quot;},{&quot;family&quot;:&quot;Goulson&quot;,&quot;given&quot;:&quot;David&quot;},{&quot;family&quot;:&quot;Heinzmann&quot;,&quot;given&quot;:&quot;Daniel&quot;},{&quot;family&quot;:&quot;Lange&quot;,&quot;given&quot;:&quot;Carlos&quot;},{&quot;family&quot;:&quot;Plischuk&quot;,&quot;given&quot;:&quot;Santiago&quot;},{&quot;family&quot;:&quot;Escudero&quot;,&quot;given&quot;:&quot;Luisa R.&quot;},{&quot;family&quot;:&quot;Salathé&quot;,&quot;given&quot;:&quot;Rahel&quot;},{&quot;family&quot;:&quot;Scriven&quot;,&quot;given&quot;:&quot;Jessica J.&quot;},{&quot;family&quot;:&quot;Schmid-Hempel&quot;,&quot;given&quot;:&quot;Paul&quot;}],&quot;issued&quot;:{&quot;date-parts&quot;:[[&quot;2014&quot;]]}}}],&quot;schema&quot;:&quot;https://github.com/citation-style-language/schema/raw/master/csl-citation.json&quot;} RNDwAPImVvN8e"/><text:span text:style-name="T73">.</text:span><text:span text:style-name="T126"> </text:span><text:span text:style-name="T140">Esta</text:span><text:span text:style-name="T74"> retracción poblacional del abejorro nativo </text:span><text:span text:style-name="T128">en los últimos años</text:span><text:span text:style-name="T74"> fue tal, que actualmente se encuentra dentro de la lista roja de especies amenazadas de la Uni</text:span><text:span text:style-name="T84">ó</text:span><text:span text:style-name="T74">n Internacional para la Conservación de la Naturaleza, </text:span><text:span text:style-name="T75">IUCN</text:span><text:span text:style-name="T74"> </text:span><text:reference-mark-start text:name="ZOTERO_ITEM CSL_CITATION {&quot;citationID&quot;:&quot;IWxUM4qC&quot;,&quot;properties&quot;:{&quot;formattedCitation&quot;:&quot;(Morales et\\uc0\\u160{}al., 2016)&quot;,&quot;plainCitation&quot;:&quot;(Morales et al., 2016)&quot;,&quot;noteIndex&quot;:0},&quot;citationItems&quot;:[{&quot;id&quot;:572,&quot;uris&quot;:[&quot;http://zotero.org/users/local/6rqxkIuo/items/MUWD4TC6&quot;],&quot;uri&quot;:[&quot;http://zotero.org/users/local/6rqxkIuo/items/MUWD4TC6&quot;],&quot;itemData&quot;:{&quot;id&quot;:572,&quot;type&quot;:&quot;book&quot;,&quot;source&quot;:&quot;Google Scholar&quot;,&quot;title&quot;:&quot;Bombus dahlbomii. The IUCN Red List of Threatened Species 2016: e. T21215142A100240441&quot;,&quot;title-short&quot;:&quot;Bombus dahlbomii. The IUCN Red List of Threatened Species 2016&quot;,&quot;author&quot;:[{&quot;family&quot;:&quot;Morales&quot;,&quot;given&quot;:&quot;C. L.&quot;},{&quot;family&quot;:&quot;Montalva&quot;,&quot;given&quot;:&quot;J.&quot;},{&quot;family&quot;:&quot;Arbetman&quot;,&quot;given&quot;:&quot;M.&quot;},{&quot;family&quot;:&quot;Aizen&quot;,&quot;given&quot;:&quot;M. A.&quot;},{&quot;family&quot;:&quot;Smith-Ramírez&quot;,&quot;given&quot;:&quot;C.&quot;},{&quot;family&quot;:&quot;Vieli&quot;,&quot;given&quot;:&quot;L.&quot;},{&quot;family&quot;:&quot;Hatfield&quot;,&quot;given&quot;:&quot;R.&quot;}],&quot;issued&quot;:{&quot;date-parts&quot;:[[&quot;2016&quot;]]}}}],&quot;schema&quot;:&quot;https://github.com/citation-style-language/schema/raw/master/csl-citation.json&quot;} RNDDo5xZbQ803"/><text:span text:style-name="T36">(Morales et al., 2016)</text:span><text:reference-mark-end text:name="ZOTERO_ITEM CSL_CITATION {&quot;citationID&quot;:&quot;IWxUM4qC&quot;,&quot;properties&quot;:{&quot;formattedCitation&quot;:&quot;(Morales et\\uc0\\u160{}al., 2016)&quot;,&quot;plainCitation&quot;:&quot;(Morales et al., 2016)&quot;,&quot;noteIndex&quot;:0},&quot;citationItems&quot;:[{&quot;id&quot;:572,&quot;uris&quot;:[&quot;http://zotero.org/users/local/6rqxkIuo/items/MUWD4TC6&quot;],&quot;uri&quot;:[&quot;http://zotero.org/users/local/6rqxkIuo/items/MUWD4TC6&quot;],&quot;itemData&quot;:{&quot;id&quot;:572,&quot;type&quot;:&quot;book&quot;,&quot;source&quot;:&quot;Google Scholar&quot;,&quot;title&quot;:&quot;Bombus dahlbomii. The IUCN Red List of Threatened Species 2016: e. T21215142A100240441&quot;,&quot;title-short&quot;:&quot;Bombus dahlbomii. The IUCN Red List of Threatened Species 2016&quot;,&quot;author&quot;:[{&quot;family&quot;:&quot;Morales&quot;,&quot;given&quot;:&quot;C. L.&quot;},{&quot;family&quot;:&quot;Montalva&quot;,&quot;given&quot;:&quot;J.&quot;},{&quot;family&quot;:&quot;Arbetman&quot;,&quot;given&quot;:&quot;M.&quot;},{&quot;family&quot;:&quot;Aizen&quot;,&quot;given&quot;:&quot;M. A.&quot;},{&quot;family&quot;:&quot;Smith-Ramírez&quot;,&quot;given&quot;:&quot;C.&quot;},{&quot;family&quot;:&quot;Vieli&quot;,&quot;given&quot;:&quot;L.&quot;},{&quot;family&quot;:&quot;Hatfield&quot;,&quot;given&quot;:&quot;R.&quot;}],&quot;issued&quot;:{&quot;date-parts&quot;:[[&quot;2016&quot;]]}}}],&quot;schema&quot;:&quot;https://github.com/citation-style-language/schema/raw/master/csl-citation.json&quot;} RNDDo5xZbQ803"/><text:span text:style-name="T74">. </text:span><text:span text:style-name="A-corrección"><text:span text:style-name="T126">Si bien hay evidencias de que en algún momento este fenómeno pudo haber </text:span></text:span><text:span text:style-name="A-corrección"><text:span text:style-name="T103">protagonizado por</text:span></text:span><text:span text:style-name="A-corrección"><text:span text:style-name="T126"> </text:span></text:span><text:span text:style-name="A-corrección"><text:span text:style-name="T16">B. ruderatus</text:span></text:span><text:span text:style-name="A-corrección"><text:span text:style-name="T126">, la magnitud de la invasión de </text:span></text:span><text:span text:style-name="A-corrección"><text:span text:style-name="T16">B. terrestris</text:span></text:span><text:span text:style-name="A-corrección"><text:span text:style-name="T126"> coloca a esta especie como primer candidato para explicar el declive de </text:span></text:span><text:span text:style-name="A-corrección"><text:span text:style-name="T16">B. dahlbomii </text:span></text:span><text:reference-mark-start text:name="ZOTERO_ITEM CSL_CITATION {&quot;citationID&quot;:&quot;YUnVnqVJ&quot;,&quot;properties&quot;:{&quot;formattedCitation&quot;:&quot;(Morales et\\uc0\\u160{}al., 2013)&quot;,&quot;plainCitation&quot;:&quot;(Morales et al., 2013)&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schema&quot;:&quot;https://github.com/citation-style-language/schema/raw/master/csl-citation.json&quot;} RNDl8Rd8fgRrs"/><text:span text:style-name="A-corrección"><text:span text:style-name="T37">(Morales et</text:span></text:span><text:span text:style-name="T35"> al., 2013)</text:span><text:reference-mark-end text:name="ZOTERO_ITEM CSL_CITATION {&quot;citationID&quot;:&quot;YUnVnqVJ&quot;,&quot;properties&quot;:{&quot;formattedCitation&quot;:&quot;(Morales et\\uc0\\u160{}al., 2013)&quot;,&quot;plainCitation&quot;:&quot;(Morales et al., 2013)&quot;,&quot;noteIndex&quot;:0},&quot;citationItems&quot;:[{&quot;id&quot;:569,&quot;uris&quot;:[&quot;http://zotero.org/users/local/6rqxkIuo/items/GN2TTVGM&quot;],&quot;uri&quot;:[&quot;http://zotero.org/users/local/6rqxkIuo/items/GN2TTVGM&quot;],&quot;itemData&quot;:{&quot;id&quot;:569,&quot;type&quot;:&quot;article-journal&quot;,&quot;container-title&quot;:&quot;Frontiers in Ecology and the Environment&quot;,&quot;issue&quot;:&quot;10&quot;,&quot;note&quot;:&quot;publisher: Wiley Online Library&quot;,&quot;page&quot;:&quot;529–534&quot;,&quot;source&quot;:&quot;Google Scholar&quot;,&quot;title&quot;:&quot;Rapid ecological replacement of a native bumble bee by invasive species&quot;,&quot;volume&quot;:&quot;11&quot;,&quot;author&quot;:[{&quot;family&quot;:&quot;Morales&quot;,&quot;given&quot;:&quot;C. L.&quot;},{&quot;family&quot;:&quot;Arbetman&quot;,&quot;given&quot;:&quot;Marina P.&quot;},{&quot;family&quot;:&quot;Cameron&quot;,&quot;given&quot;:&quot;Sydney A.&quot;},{&quot;family&quot;:&quot;Aizen&quot;,&quot;given&quot;:&quot;Marcelo A.&quot;}],&quot;issued&quot;:{&quot;date-parts&quot;:[[&quot;2013&quot;]]}}}],&quot;schema&quot;:&quot;https://github.com/citation-style-language/schema/raw/master/csl-citation.json&quot;} RNDl8Rd8fgRrs"/><text:span text:style-name="A-corrección"><text:span text:style-name="T126">.</text:span></text:span><text:span text:style-name="A-corrección"><text:span text:style-name="T127"> De todos modos,</text:span></text:span><text:span text:style-name="A-corrección"><text:span text:style-name="T73"> no está </text:span></text:span><text:span text:style-name="A-corrección"><text:span text:style-name="T140">del todo </text:span></text:span><text:span text:style-name="A-corrección"><text:span text:style-name="T73">clara la contribución relativa de la</text:span></text:span><text:span text:style-name="A-corrección"><text:span text:style-name="T127">s</text:span></text:span><text:span text:style-name="A-corrección"><text:span text:style-name="T73"> invasi</text:span></text:span><text:span text:style-name="A-corrección"><text:span text:style-name="T127">ones</text:span></text:span><text:span text:style-name="A-corrección"><text:span text:style-name="T73"> </text:span></text:span><text:span text:style-name="A-corrección"><text:span text:style-name="T127">d</text:span></text:span><text:span text:style-name="A-corrección"><text:span text:style-name="T103">e abejorros exóticos </text:span></text:span><text:span text:style-name="A-corrección"><text:span text:style-name="T73">y otros factores de cambio global, como el c</text:span></text:span><text:span text:style-name="A-corrección"><text:span text:style-name="T104">ambio climático</text:span></text:span><text:span text:style-name="A-corrección"><text:span text:style-name="T73">, en este declive poblacional. </text:span></text:span><text:span text:style-name="A-corrección"><text:span text:style-name="T129">Ya que, recientemente, se ha reportado que el cambio climático está </text:span></text:span><text:span text:style-name="A-corrección"><text:span text:style-name="T106">afectando</text:span></text:span><text:span text:style-name="A-corrección"><text:span text:style-name="T129"> significativamente </text:span></text:span><text:span text:style-name="A-corrección"><text:span text:style-name="T140">a las poblaciones</text:span></text:span><text:span text:style-name="A-corrección"><text:span text:style-name="T129"> de abejorros a nivel global </text:span></text:span><text:reference-mark-start text:name="ZOTERO_ITEM CSL_CITATION {&quot;citationID&quot;:&quot;Xm3MrJ9Q&quot;,&quot;properties&quot;:{&quot;formattedCitation&quot;:&quot;(Soroye et\\uc0\\u160{}al., 2020)&quot;,&quot;plainCitation&quot;:&quot;(Soroye et al., 2020)&quot;,&quot;noteIndex&quot;:0},&quot;citationItems&quot;:[{&quot;id&quot;:635,&quot;uris&quot;:[&quot;http://zotero.org/users/local/6rqxkIuo/items/E5GVD3G8&quot;],&quot;uri&quot;:[&quot;http://zotero.org/users/local/6rqxkIuo/items/E5GVD3G8&quot;],&quot;itemData&quot;:{&quot;id&quot;:635,&quot;type&quot;:&quot;article-journal&quot;,&quot;abstract&quot;:&quot;Climate change could increase species’ extinction risk as temperatures and precipitation begin to exceed species’ historically observed tolerances. Using long-term data for 66 bumble bee species across North America and Europe, we tested whether this mechanism altered likelihoods of bumble bee species’ extinction or colonization. Increasing frequency of hotter temperatures predicts species’ local extinction risk, chances of colonizing a new area, and changing species richness. Effects are independent of changing land uses. The method developed in this study permits spatially explicit predictions of climate change–related population extinction-colonization dynamics within species that explains observed patterns of geographical range loss and expansion across continents. Increasing frequencies of temperatures that exceed historically observed tolerances help explain widespread bumble bee species decline. This mechanism may also contribute to biodiversity loss more generally.&quot;,&quot;container-title&quot;:&quot;Science&quot;,&quot;DOI&quot;:&quot;10.1126/science.aax8591&quot;,&quot;ISSN&quot;:&quot;0036-8075, 1095-9203&quot;,&quot;issue&quot;:&quot;6478&quot;,&quot;journalAbbreviation&quot;:&quot;Science&quot;,&quot;language&quot;:&quot;en&quot;,&quot;page&quot;:&quot;685-688&quot;,&quot;source&quot;:&quot;DOI.org (Crossref)&quot;,&quot;title&quot;:&quot;Climate change contributes to widespread declines among bumble bees across continents&quot;,&quot;volume&quot;:&quot;367&quot;,&quot;author&quot;:[{&quot;family&quot;:&quot;Soroye&quot;,&quot;given&quot;:&quot;Peter&quot;},{&quot;family&quot;:&quot;Newbold&quot;,&quot;given&quot;:&quot;Tim&quot;},{&quot;family&quot;:&quot;Kerr&quot;,&quot;given&quot;:&quot;Jeremy&quot;}],&quot;issued&quot;:{&quot;date-parts&quot;:[[&quot;2020&quot;,2,7]]}}}],&quot;schema&quot;:&quot;https://github.com/citation-style-language/schema/raw/master/csl-citation.json&quot;} RNDXSlGZsdBp4"/><text:span text:style-name="A-corrección"><text:span text:style-name="T35">(Soroye et</text:span></text:span><text:span text:style-name="T35"> al., 2020)</text:span><text:reference-mark-end text:name="ZOTERO_ITEM CSL_CITATION {&quot;citationID&quot;:&quot;Xm3MrJ9Q&quot;,&quot;properties&quot;:{&quot;formattedCitation&quot;:&quot;(Soroye et\\uc0\\u160{}al., 2020)&quot;,&quot;plainCitation&quot;:&quot;(Soroye et al., 2020)&quot;,&quot;noteIndex&quot;:0},&quot;citationItems&quot;:[{&quot;id&quot;:635,&quot;uris&quot;:[&quot;http://zotero.org/users/local/6rqxkIuo/items/E5GVD3G8&quot;],&quot;uri&quot;:[&quot;http://zotero.org/users/local/6rqxkIuo/items/E5GVD3G8&quot;],&quot;itemData&quot;:{&quot;id&quot;:635,&quot;type&quot;:&quot;article-journal&quot;,&quot;abstract&quot;:&quot;Climate change could increase species’ extinction risk as temperatures and precipitation begin to exceed species’ historically observed tolerances. Using long-term data for 66 bumble bee species across North America and Europe, we tested whether this mechanism altered likelihoods of bumble bee species’ extinction or colonization. Increasing frequency of hotter temperatures predicts species’ local extinction risk, chances of colonizing a new area, and changing species richness. Effects are independent of changing land uses. The method developed in this study permits spatially explicit predictions of climate change–related population extinction-colonization dynamics within species that explains observed patterns of geographical range loss and expansion across continents. Increasing frequencies of temperatures that exceed historically observed tolerances help explain widespread bumble bee species decline. This mechanism may also contribute to biodiversity loss more generally.&quot;,&quot;container-title&quot;:&quot;Science&quot;,&quot;DOI&quot;:&quot;10.1126/science.aax8591&quot;,&quot;ISSN&quot;:&quot;0036-8075, 1095-9203&quot;,&quot;issue&quot;:&quot;6478&quot;,&quot;journalAbbreviation&quot;:&quot;Science&quot;,&quot;language&quot;:&quot;en&quot;,&quot;page&quot;:&quot;685-688&quot;,&quot;source&quot;:&quot;DOI.org (Crossref)&quot;,&quot;title&quot;:&quot;Climate change contributes to widespread declines among bumble bees across continents&quot;,&quot;volume&quot;:&quot;367&quot;,&quot;author&quot;:[{&quot;family&quot;:&quot;Soroye&quot;,&quot;given&quot;:&quot;Peter&quot;},{&quot;family&quot;:&quot;Newbold&quot;,&quot;given&quot;:&quot;Tim&quot;},{&quot;family&quot;:&quot;Kerr&quot;,&quot;given&quot;:&quot;Jeremy&quot;}],&quot;issued&quot;:{&quot;date-parts&quot;:[[&quot;2020&quot;,2,7]]}}}],&quot;schema&quot;:&quot;https://github.com/citation-style-language/schema/raw/master/csl-citation.json&quot;} RNDXSlGZsdBp4"/><text:span text:style-name="A-corrección"><text:span text:style-name="T129">.</text:span></text:span></text:p>
      <text:p text:style-name="P5">En este trabajo, pretendo estudiar el proceso de dispersión y colonización por parte de <text:span text:style-name="T2">B. terrestris</text:span><text:span text:style-name="T20">, y</text:span> el desplazamiento competitivo sufrido por <text:span text:style-name="T2">B. dahlbomii</text:span><text:span text:style-name="T20">, desde el punto de vista de los patrones de ocupación de nicho ecológico</text:span>. En particular, voy a desarrollar una técnica de análisis que permita evaluar los cambios en los patrones de ocupación de nicho climático <text:span text:style-name="T77">de </text:span><text:span text:style-name="T6">B. dahlbomii</text:span> asociados a la interacción competitiva entre especies, teniendo en cuenta la acción de otros factores abióticos de cambio global como el calentamiento global. <text:span text:style-name="T77">Además, voy a modelar el proceso de dispersión e invasión de </text:span><text:span text:style-name="T6">B. terrestris</text:span><text:span text:style-name="T77"> para evaluar </text:span><text:span text:style-name="T78">el estado de ocupación de nicho climático en relación al potencial patrón de ocupación. De esta form</text:span><text:span text:style-name="T79">a</text:span><text:span text:style-name="T78">, pretendo generar predicciones cualitativas sobre los posibles escenarios futuros para el sistema de estas dos especies. </text:span><text:span text:style-name="T80">Además </text:span><text:span text:style-name="T91">de las aplicaciones prácticas de estos resultados</text:span><text:span text:style-name="T80">, comprender el patrón de ocupación de nicho de </text:span><text:span text:style-name="T7">B. terrestris</text:span><text:span text:style-name="T80"> en un ambiente distinto al de su rango nativo aportará información sobre los procesos de re-ajuste ecológico de las especies que sufren expansiones poblacionales asociadas a dinámicas invasivas.</text:span></text:p>
      <text:h text:style-name="P20" text:outline-level="1"><text:soft-page-break/>Objetivo<text:span text:style-name="T94">s e hipótesis</text:span></text:h>
      <text:h text:style-name="Heading_20_2" text:outline-level="2">Objetivo general</text:h>
      <text:p text:style-name="P6"><text:span text:style-name="A-corrección"><text:span text:style-name="T89">Evaluar si el cambio en el patrón de distribución de </text:span></text:span><text:span text:style-name="A-corrección"><text:span text:style-name="T9">B. dahlbomii</text:span></text:span><text:span text:style-name="A-corrección"><text:span text:style-name="T89"> es explicable unicamente por factores asociados al cambio climático o si la presencia de </text:span></text:span><text:span text:style-name="A-corrección"><text:span text:style-name="T9">B. terrestris</text:span></text:span><text:span text:style-name="A-corrección"><text:span text:style-name="T89"> está contribuyendo a este fenómeno. </text:span></text:span><text:span text:style-name="A-corrección"><text:span text:style-name="T90">Además, analizar si el estado actual de la invasión de </text:span></text:span><text:span text:style-name="A-corrección"><text:span text:style-name="T8">B. terrestris</text:span></text:span><text:span text:style-name="A-corrección"><text:span text:style-name="T90"> está influenciado por la continuidad de su introducción a lo largo del tiempo, y si modificar las políticas de introducción actuales tendría efecto en la dinámica de colonización a futuro.</text:span></text:span></text:p>
      <text:h text:style-name="Heading_20_2" text:outline-level="2">Objetivos específicos</text:h>
      <text:list xml:id="list792902250" text:style-name="Numbering_20_123">
        <text:list-item>
          <text:p text:style-name="P23"><text:span text:style-name="A-corrección">Analizar el grado en el que el cambio climático de las últimas décadas puede explicar los cambios en el patrón de distribución de </text:span><text:span text:style-name="A-corrección"><text:span text:style-name="T2">B. dahlbomii</text:span></text:span><text:span text:style-name="A-corrección">.</text:span></text:p>
        </text:list-item>
        <text:list-item>
          <text:p text:style-name="P23"><text:span text:style-name="A-corrección">Evaluar si parte de la variación de este patrón no explicada por el cambio climático es asociable a la presencia de </text:span><text:span text:style-name="A-corrección"><text:span text:style-name="T2">B. terrestris</text:span></text:span><text:span text:style-name="A-corrección">.</text:span></text:p>
        </text:list-item>
        <text:list-item>
          <text:p text:style-name="P24"><text:span text:style-name="A-corrección">Evaluar si el patrón de ocupación de nicho actual de B. terrestris en Patagonia se corresponde con una situación de equilibrio estacionario dado por la interacción entre el nicho fundamental y el régimen de introducción; o si es esperable que el patrón de colonización continúe evolucionando.</text:span></text:p>
        </text:list-item>
        <text:list-item>
          <text:p text:style-name="P23"><text:span text:style-name="A-corrección">Analizar si la continuidad de la introducción de </text:span><text:span text:style-name="A-corrección"><text:span text:style-name="T2">B. terrestris</text:span></text:span><text:span text:style-name="A-corrección"> pudo haber tenido un efecto significativo en la historia de colonización desde el punto de vista de la dinámica dispersiva.</text:span></text:p>
        </text:list-item>
      </text:list>
      <text:h text:style-name="Heading_20_2" text:outline-level="2">Hipótesis</text:h>
      <text:p text:style-name="Text_20_body"><text:span text:style-name="T85">H1:</text:span> <text:span text:style-name="T95">Parte del cambio en el </text:span><text:span text:style-name="T92">patrón</text:span><text:span text:style-name="T95"> de distribución de </text:span><text:span text:style-name="T10">B. dahlbomii</text:span><text:span text:style-name="T95"> </text:span><text:span text:style-name="T134">se debe a la introducción</text:span><text:span text:style-name="T95"> de la especie invasora </text:span><text:span text:style-name="T10">B. terrestris</text:span><text:span text:style-name="T95">.</text:span></text:p>
      <text:p text:style-name="P8"><text:span text:style-name="T86">H2:</text:span><text:span text:style-name="T96"> La introducción continuada de </text:span><text:span text:style-name="T11">B. terrestris</text:span><text:span text:style-name="T96"> en Chile contribuyó positivamente al proceso de dispersión de esta especie a lo largo de toda la región.</text:span></text:p>
      <text:p text:style-name="P9"><text:span text:style-name="T86">H</text:span><text:span text:style-name="T87">3</text:span><text:span text:style-name="T86">:</text:span><text:span text:style-name="T96"> </text:span><text:span text:style-name="T97">El estado actual de colonización de </text:span><text:span text:style-name="T12">B. terrestris</text:span><text:span text:style-name="T97"> está alejado del patrón esperado de ocupación de su nicho fundamental ya que sus poblaciones aún no han alcanzado el equilibrio de dispersión y supervivencia en interacción con el ambiente abiótico.</text:span></text:p>
      <text:h text:style-name="P22" text:outline-level="2">Predicciones</text:h>
      <text:p text:style-name="P7">Si H1 es cierta, entonces los ambientes ocupados por <text:span text:style-name="T2">B. terrestris</text:span> tendrían menores valores de ocupación de <text:span text:style-name="T2">B. dahlbomii</text:span> que lo esperado sólo por cambio climático.</text:p>
      <text:p text:style-name="P10">Si H2 fuera verdadera, entonces simulaciones de dispersión de <text:span text:style-name="T2">B. terrestris</text:span> (ver metodología) que consideren introducciones puntuales deberían tardar más tiempo en alcanzar una población con distribución en equilibrio que simulaciones que contemplen un régimen de introducción como el observado en la realidad.</text:p>
      <text:p text:style-name="P11">Si H3 es cierta, entonces la comparación del estado de ocupación de nicho de las poblaciones simuladas, a lo largo del proceso de dispersión, con el estado observado empíricamente, debería mostrar un máximo de similitud en un determinado momento y luego una caída de la misma. En <text:soft-page-break/>cambio, si las poblaciones actuales estuvieran efectivamente en equilibrio, entonces estas comparaciones deberían mostrar un máximo de similitud que se mantenga a lo largo de las iteraciones.</text:p>
      <text:h text:style-name="P21" text:outline-level="1">Metodología</text:h>
      <text:h text:style-name="Heading_20_2" text:outline-level="2">Objetivo<text:span text:style-name="T133">s 1 y 2</text:span></text:h>
      <text:p text:style-name="P32"><text:span text:style-name="A-corrección">P</text:span><text:span text:style-name="A-corrección"><text:span text:style-name="T131">ara analizar el grado en que el cambio en las condiciones climáticas puede explicar la modificación del patrón de ocupación de nicho de </text:span></text:span><text:span text:style-name="A-corrección"><text:span text:style-name="T17">B. dahlbomii</text:span></text:span><text:span text:style-name="A-corrección"><text:span text:style-name="T131"> voy a trabajar comparando predicciones de modelos de nicho climático. Estos modelos generan valores de probabilidad relativa de observar una determinada especie en función de las condiciones ambientales que presente el sitio donde se evalúe </text:span></text:span><text:reference-mark-start text:name="ZOTERO_ITEM CSL_CITATION {&quot;citationID&quot;:&quot;u2sYZcEE&quot;,&quot;properties&quot;:{&quot;formattedCitation&quot;:&quot;(Elith et\\uc0\\u160{}al., 2011)&quot;,&quot;plainCitation&quot;:&quot;(Elith et al., 2011)&quot;,&quot;noteIndex&quot;:0},&quot;citationItems&quot;:[{&quot;id&quot;:483,&quot;uris&quot;:[&quot;http://zotero.org/users/local/6rqxkIuo/items/5UWR7QLQ&quot;],&quot;uri&quot;:[&quot;http://zotero.org/users/local/6rqxkIuo/items/5UWR7QLQ&quot;],&quot;itemData&quot;:{&quot;id&quot;:483,&quot;type&quot;:&quot;article-journal&quot;,&quot;abstract&quot;:&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ﬁ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ﬁnition of the landscape extent), the mechanics of model ﬁtting (e.g. feature selection, constraints and regularization) and outputs. Using case studies for a Banksia species native to south-west Australia and a riverine ﬁsh, we ﬁt models and interpret them, exploring why certain choices affect the result and what this means. The ﬁ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quot;,&quot;container-title&quot;:&quot;Diversity and Distributions&quot;,&quot;DOI&quot;:&quot;10.1111/j.1472-4642.2010.00725.x&quot;,&quot;ISSN&quot;:&quot;13669516&quot;,&quot;issue&quot;:&quot;1&quot;,&quot;language&quot;:&quot;en&quot;,&quot;page&quot;:&quot;43-57&quot;,&quot;source&quot;:&quot;DOI.org (Crossref)&quot;,&quot;title&quot;:&quot;A statistical explanation of MaxEnt for ecologists: Statistical explanation of MaxEnt&quot;,&quot;title-short&quot;:&quot;A statistical explanation of MaxEnt for ecologists&quot;,&quot;volume&quot;:&quot;17&quot;,&quot;author&quot;:[{&quot;family&quot;:&quot;Elith&quot;,&quot;given&quot;:&quot;Jane&quot;},{&quot;family&quot;:&quot;Phillips&quot;,&quot;given&quot;:&quot;Steven J.&quot;},{&quot;family&quot;:&quot;Hastie&quot;,&quot;given&quot;:&quot;Trevor&quot;},{&quot;family&quot;:&quot;Dudík&quot;,&quot;given&quot;:&quot;Miroslav&quot;},{&quot;family&quot;:&quot;Chee&quot;,&quot;given&quot;:&quot;Yung En&quot;},{&quot;family&quot;:&quot;Yates&quot;,&quot;given&quot;:&quot;Colin J.&quot;}],&quot;issued&quot;:{&quot;date-parts&quot;:[[&quot;2011&quot;,1]]}}}],&quot;schema&quot;:&quot;https://github.com/citation-style-language/schema/raw/master/csl-citation.json&quot;} RNDFrUHITLXEE"/><text:span text:style-name="A-corrección"><text:span text:style-name="T39">(Elith et al., 2011)</text:span></text:span><text:reference-mark-end text:name="ZOTERO_ITEM CSL_CITATION {&quot;citationID&quot;:&quot;u2sYZcEE&quot;,&quot;properties&quot;:{&quot;formattedCitation&quot;:&quot;(Elith et\\uc0\\u160{}al., 2011)&quot;,&quot;plainCitation&quot;:&quot;(Elith et al., 2011)&quot;,&quot;noteIndex&quot;:0},&quot;citationItems&quot;:[{&quot;id&quot;:483,&quot;uris&quot;:[&quot;http://zotero.org/users/local/6rqxkIuo/items/5UWR7QLQ&quot;],&quot;uri&quot;:[&quot;http://zotero.org/users/local/6rqxkIuo/items/5UWR7QLQ&quot;],&quot;itemData&quot;:{&quot;id&quot;:483,&quot;type&quot;:&quot;article-journal&quot;,&quot;abstract&quot;:&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ﬁ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ﬁnition of the landscape extent), the mechanics of model ﬁtting (e.g. feature selection, constraints and regularization) and outputs. Using case studies for a Banksia species native to south-west Australia and a riverine ﬁsh, we ﬁt models and interpret them, exploring why certain choices affect the result and what this means. The ﬁ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quot;,&quot;container-title&quot;:&quot;Diversity and Distributions&quot;,&quot;DOI&quot;:&quot;10.1111/j.1472-4642.2010.00725.x&quot;,&quot;ISSN&quot;:&quot;13669516&quot;,&quot;issue&quot;:&quot;1&quot;,&quot;language&quot;:&quot;en&quot;,&quot;page&quot;:&quot;43-57&quot;,&quot;source&quot;:&quot;DOI.org (Crossref)&quot;,&quot;title&quot;:&quot;A statistical explanation of MaxEnt for ecologists: Statistical explanation of MaxEnt&quot;,&quot;title-short&quot;:&quot;A statistical explanation of MaxEnt for ecologists&quot;,&quot;volume&quot;:&quot;17&quot;,&quot;author&quot;:[{&quot;family&quot;:&quot;Elith&quot;,&quot;given&quot;:&quot;Jane&quot;},{&quot;family&quot;:&quot;Phillips&quot;,&quot;given&quot;:&quot;Steven J.&quot;},{&quot;family&quot;:&quot;Hastie&quot;,&quot;given&quot;:&quot;Trevor&quot;},{&quot;family&quot;:&quot;Dudík&quot;,&quot;given&quot;:&quot;Miroslav&quot;},{&quot;family&quot;:&quot;Chee&quot;,&quot;given&quot;:&quot;Yung En&quot;},{&quot;family&quot;:&quot;Yates&quot;,&quot;given&quot;:&quot;Colin J.&quot;}],&quot;issued&quot;:{&quot;date-parts&quot;:[[&quot;2011&quot;,1]]}}}],&quot;schema&quot;:&quot;https://github.com/citation-style-language/schema/raw/master/csl-citation.json&quot;} RNDFrUHITLXEE"/><text:span text:style-name="A-corrección"><text:span text:style-name="T131">. </text:span></text:span><text:span text:style-name="A-corrección"><text:span text:style-name="T132">En este caso, voy a generar dos modelos de ocupación de nicho climático de </text:span></text:span><text:span text:style-name="A-corrección"><text:span text:style-name="T18">B. dahlbomii</text:span></text:span><text:span text:style-name="A-corrección"><text:span text:style-name="T132">: un modelo de nicho histórico (MNH) y un modelo de nicho actual (MNA). El primero lo voy a entrenar con datos de ocurrencias de BD registradas en el periodo previo a la primera introducción de BT (periodo histórico) y datos climáticos del mismo periodo. </text:span></text:span><text:bookmark text:name="docs-internal-guid-266a3038-7fff-123d-cc02-a84f6f43108e"/><text:span text:style-name="A-corrección"><text:span text:style-name="T41">La proyección de este primer modelo sobre las condiciones climáticas del periodo actual, correspondería al patrón de ocupación del nicho esperado si el factor biótico de competencia con </text:span></text:span><text:span text:style-name="A-corrección"><text:span text:style-name="T42">BT </text:span></text:span><text:span text:style-name="A-corrección"><text:span text:style-name="T41">no tuviera efecto alguno. Si bien el MNH no está exento de los efectos de otras interacciones bióticas con la comunidad nativa, se trabajará bajo el supuesto de que estos factores bióticos están en equilibrio geográfico con los factores abióticos.</text:span></text:span><text:span text:style-name="A-corrección"> </text:span><text:span text:style-name="A-corrección"><text:span text:style-name="T132">El segundo </text:span></text:span><text:span text:style-name="A-corrección"><text:span text:style-name="T139">modelo</text:span></text:span><text:span text:style-name="A-corrección"><text:span text:style-name="T132"> lo entrenaré de la misma manera </text:span></text:span><text:span text:style-name="A-corrección"><text:span text:style-name="T139">que el primero </text:span></text:span><text:span text:style-name="A-corrección"><text:span text:style-name="T132">pero con datos de ocurrencias y variables climáticas del periodo posterior a la primera introducción de BT (periodo actual).</text:span></text:span></text:p>
      <text:p text:style-name="P28"><text:span text:style-name="A-corrección"><text:span text:style-name="T23">Para </text:span></text:span><text:span text:style-name="A-corrección"><text:span text:style-name="T111">abordar</text:span></text:span><text:span text:style-name="A-corrección"><text:span text:style-name="T23"> </text:span></text:span><text:span text:style-name="A-corrección"><text:span text:style-name="T111">el primer objetivo</text:span></text:span><text:span text:style-name="A-corrección"><text:span text:style-name="T23">, voy a analizar el grado de </text:span></text:span><text:span text:style-name="A-corrección"><text:span text:style-name="T108">similitud entre el patrón de ocurrencias del periodo actual y la proyección del MNH sobre las condiciones climáticas actuales. </text:span></text:span><text:span text:style-name="A-corrección"><text:span text:style-name="T109">Como las ocurrencias registradas corresponden a una muestra acotada del verdadero MNA, podría ocurrir que estas presenten diferencias marcadas con el patrón predicho por el MNH por mera fluctuación estadística; aún cuando el verdadero MNA coincida con el MNH. </text:span></text:span><text:span text:style-name="A-corrección"><text:span text:style-name="T110">Para sortear este factor de variabilidad estocástica, la comparación del MNA estimado con la predicción del MNH la voy a realizar por medio de sets de datos de ocurrencias simuladas bajo la hipótesis nula. </text:span></text:span><text:span text:style-name="T142"><office:annotation office:name="__Annotation__5363_2650673271" loext:resolved="false"><dc:creator>Lican Martínez</dc:creator><dc:date>2021-06-09T21:01:10.394000000</dc:date><meta:creator-initials>LM</meta:creator-initials><text:p text:style-name="P34"><text:span text:style-name="T143">Se pueden meter esquemas gráficos para explicar estas cosas?</text:span></text:p></office:annotation></text:span><text:span text:style-name="A-corrección"><text:span text:style-name="T112">Es decir, la proyección del patrón de ocupación de nicho histórico sobre las condiciones climáticas actuales no consistirá en la proyección de un único MNH, sino de una serie de predicciones basadas en una lista de MNA </text:span></text:span><text:span text:style-name="A-corrección"><text:span text:style-name="T114">(MNA</text:span></text:span><text:span text:style-name="A-corrección"><text:span text:style-name="T117">0</text:span></text:span><text:span text:style-name="A-corrección"><text:span text:style-name="T114">)</text:span></text:span><text:span text:style-name="A-corrección"><text:span text:style-name="T112"> simulados bajo el MNH.</text:span></text:span><office:annotation-end office:name="__Annotation__5363_2650673271"/><text:span text:style-name="A-corrección"><text:span text:style-name="T113"> </text:span></text:span><text:span text:style-name="A-corrección"><text:span text:style-name="T114">De esta forma, podré tener en consideración la variabilidad estocástica asociada al muestreo al momento de hacer la comparación. Consideraré que el factor de cambio climático no es suficiente pare explicar el patrón de ocupación de nicho actual si el valor de correlación MNA-MNH se encuentra </text:span></text:span><text:span text:style-name="A-corrección"><text:span text:style-name="T115">debajo</text:span></text:span><text:span text:style-name="A-corrección"><text:span text:style-name="T114"> del percentil del 5% de la distribución de valores de correlación </text:span></text:span><text:span text:style-name="A-corrección"><text:span text:style-name="T116">MNA-</text:span></text:span><text:span text:style-name="A-corrección"><text:span text:style-name="T114">MNA</text:span></text:span><text:span text:style-name="A-corrección"><text:span text:style-name="T117">0</text:span></text:span><text:span text:style-name="A-corrección"><text:span text:style-name="T118">.</text:span></text:span></text:p>
      <text:p text:style-name="P29"><text:span text:style-name="A-corrección"><text:span text:style-name="T119">Para abordar el segundo objetivo, voy a comparar los valores de cambio de ocupación de BD (MNA/MNH) entre los sitios donde se registra presencia de BT y una muestra aleatoria de sitios. Consideraré </text:span></text:span><text:span text:style-name="A-corrección"><text:span text:style-name="T120">que la introducción de BT aporta al cambio en el patrón de ocupación de nicho de BD si los sitios con presencia de BT muestran valores de cambio de ocupación de BD significativamente menores que los observados en los sitios muestreados aleatoriamente.</text:span></text:span></text:p>
      <text:p text:style-name="Text_20_body">Los datos de ocurrencias para construir los modelos los voy a tomar de repositorios públicos de datos de biodiversidad [<text:span text:style-name="refs">refs</text:span>, gbif, scan, idigbio] y se complementarán con datos publicados en la <text:soft-page-break/>bibliografía [<text:span text:style-name="refs">refs, Morales, Abrahmovich-diaz</text:span>] y datos propios del Grupo de Ecología de la Polinización. Los datos de variables bioclimáticas se obtendrán de la base de datos climáticos de acceso público WorldClim2 [<text:span text:style-name="refs">refs</text:span>]<text:span text:style-name="T93">. </text:span><text:span text:style-name="A-corrección"><text:span text:style-name="T28">En todos los casos, la construcción </text:span></text:span><text:span text:style-name="A-corrección"><text:span text:style-name="T121">de los modelos de uso de nicho climático</text:span></text:span><text:span text:style-name="A-corrección"><text:span text:style-name="T28"> estará basada en algoritmos que </text:span></text:span><text:span text:style-name="A-corrección"><text:span text:style-name="T122">minimizan</text:span></text:span><text:span text:style-name="A-corrección"><text:span text:style-name="T28"> la entropía entre la curva de densidad de probabilidad de ocurrencia </text:span></text:span><text:span text:style-name="A-corrección"><text:span text:style-name="T29">considerada </text:span></text:span><text:span text:style-name="A-corrección"><text:span text:style-name="T31">a </text:span></text:span><text:span text:style-name="A-corrección"><text:span text:style-name="T32">priori</text:span></text:span><text:span text:style-name="A-corrección"><text:span text:style-name="T29"> y la curva de densidad observada en base a ocurrencias registradas </text:span></text:span><text:span text:style-name="A-corrección"><text:span text:style-name="T30">a lo largo del espacio de variables </text:span></text:span><text:span text:style-name="A-corrección"><text:span text:style-name="T121">climáticas</text:span></text:span><text:span text:style-name="A-corrección"><text:span text:style-name="T29"> (MaxEnt, </text:span></text:span><text:reference-mark-start text:name="ZOTERO_ITEM CSL_CITATION {&quot;citationID&quot;:&quot;j9IUQf7G&quot;,&quot;properties&quot;:{&quot;formattedCitation&quot;:&quot;(Elith et\\uc0\\u160{}al., 2011)&quot;,&quot;plainCitation&quot;:&quot;(Elith et al., 2011)&quot;,&quot;noteIndex&quot;:0},&quot;citationItems&quot;:[{&quot;id&quot;:483,&quot;uris&quot;:[&quot;http://zotero.org/users/local/6rqxkIuo/items/5UWR7QLQ&quot;],&quot;uri&quot;:[&quot;http://zotero.org/users/local/6rqxkIuo/items/5UWR7QLQ&quot;],&quot;itemData&quot;:{&quot;id&quot;:483,&quot;type&quot;:&quot;article-journal&quot;,&quot;abstract&quot;:&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ﬁ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ﬁnition of the landscape extent), the mechanics of model ﬁtting (e.g. feature selection, constraints and regularization) and outputs. Using case studies for a Banksia species native to south-west Australia and a riverine ﬁsh, we ﬁt models and interpret them, exploring why certain choices affect the result and what this means. The ﬁ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quot;,&quot;container-title&quot;:&quot;Diversity and Distributions&quot;,&quot;DOI&quot;:&quot;10.1111/j.1472-4642.2010.00725.x&quot;,&quot;ISSN&quot;:&quot;13669516&quot;,&quot;issue&quot;:&quot;1&quot;,&quot;language&quot;:&quot;en&quot;,&quot;page&quot;:&quot;43-57&quot;,&quot;source&quot;:&quot;DOI.org (Crossref)&quot;,&quot;title&quot;:&quot;A statistical explanation of MaxEnt for ecologists: Statistical explanation of MaxEnt&quot;,&quot;title-short&quot;:&quot;A statistical explanation of MaxEnt for ecologists&quot;,&quot;volume&quot;:&quot;17&quot;,&quot;author&quot;:[{&quot;family&quot;:&quot;Elith&quot;,&quot;given&quot;:&quot;Jane&quot;},{&quot;family&quot;:&quot;Phillips&quot;,&quot;given&quot;:&quot;Steven J.&quot;},{&quot;family&quot;:&quot;Hastie&quot;,&quot;given&quot;:&quot;Trevor&quot;},{&quot;family&quot;:&quot;Dudík&quot;,&quot;given&quot;:&quot;Miroslav&quot;},{&quot;family&quot;:&quot;Chee&quot;,&quot;given&quot;:&quot;Yung En&quot;},{&quot;family&quot;:&quot;Yates&quot;,&quot;given&quot;:&quot;Colin J.&quot;}],&quot;issued&quot;:{&quot;date-parts&quot;:[[&quot;2011&quot;,1]]}}}],&quot;schema&quot;:&quot;https://github.com/citation-style-language/schema/raw/master/csl-citation.json&quot;} RNDDbEI7sXrel"/><text:span text:style-name="A-corrección"><text:span text:style-name="T38">(Elith et</text:span></text:span><text:span text:style-name="A-corrección"><text:span text:style-name="T40"> al., 2011)</text:span></text:span><text:reference-mark-end text:name="ZOTERO_ITEM CSL_CITATION {&quot;citationID&quot;:&quot;j9IUQf7G&quot;,&quot;properties&quot;:{&quot;formattedCitation&quot;:&quot;(Elith et\\uc0\\u160{}al., 2011)&quot;,&quot;plainCitation&quot;:&quot;(Elith et al., 2011)&quot;,&quot;noteIndex&quot;:0},&quot;citationItems&quot;:[{&quot;id&quot;:483,&quot;uris&quot;:[&quot;http://zotero.org/users/local/6rqxkIuo/items/5UWR7QLQ&quot;],&quot;uri&quot;:[&quot;http://zotero.org/users/local/6rqxkIuo/items/5UWR7QLQ&quot;],&quot;itemData&quot;:{&quot;id&quot;:483,&quot;type&quot;:&quot;article-journal&quot;,&quot;abstract&quot;:&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ﬁ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ﬁnition of the landscape extent), the mechanics of model ﬁtting (e.g. feature selection, constraints and regularization) and outputs. Using case studies for a Banksia species native to south-west Australia and a riverine ﬁsh, we ﬁt models and interpret them, exploring why certain choices affect the result and what this means. The ﬁ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quot;,&quot;container-title&quot;:&quot;Diversity and Distributions&quot;,&quot;DOI&quot;:&quot;10.1111/j.1472-4642.2010.00725.x&quot;,&quot;ISSN&quot;:&quot;13669516&quot;,&quot;issue&quot;:&quot;1&quot;,&quot;language&quot;:&quot;en&quot;,&quot;page&quot;:&quot;43-57&quot;,&quot;source&quot;:&quot;DOI.org (Crossref)&quot;,&quot;title&quot;:&quot;A statistical explanation of MaxEnt for ecologists: Statistical explanation of MaxEnt&quot;,&quot;title-short&quot;:&quot;A statistical explanation of MaxEnt for ecologists&quot;,&quot;volume&quot;:&quot;17&quot;,&quot;author&quot;:[{&quot;family&quot;:&quot;Elith&quot;,&quot;given&quot;:&quot;Jane&quot;},{&quot;family&quot;:&quot;Phillips&quot;,&quot;given&quot;:&quot;Steven J.&quot;},{&quot;family&quot;:&quot;Hastie&quot;,&quot;given&quot;:&quot;Trevor&quot;},{&quot;family&quot;:&quot;Dudík&quot;,&quot;given&quot;:&quot;Miroslav&quot;},{&quot;family&quot;:&quot;Chee&quot;,&quot;given&quot;:&quot;Yung En&quot;},{&quot;family&quot;:&quot;Yates&quot;,&quot;given&quot;:&quot;Colin J.&quot;}],&quot;issued&quot;:{&quot;date-parts&quot;:[[&quot;2011&quot;,1]]}}}],&quot;schema&quot;:&quot;https://github.com/citation-style-language/schema/raw/master/csl-citation.json&quot;} RNDDbEI7sXrel"/><text:span text:style-name="A-corrección"><text:span text:style-name="T29">).</text:span></text:span></text:p>
      <text:h text:style-name="Heading_20_2" text:outline-level="2">Objetivo<text:span text:style-name="T135">s 3 y 4</text:span></text:h>
      <text:p text:style-name="Text_20_body">Para analizar el potencial de invasión de <text:span text:style-name="Species_20_names">B. terrestris</text:span> en la región argentino-chilena <text:span text:style-name="A-corrección"><text:span text:style-name="T135">realizaré</text:span></text:span> simulaciones de dispersión basadas en agentes que contemplen el <text:span text:style-name="T45">uso</text:span> de nicho de esta especie en <text:span text:style-name="T24">su</text:span> rango nativo. <text:span text:style-name="T24">Para esto </text:span><text:span text:style-name="T45">voy a tomar</text:span><text:span text:style-name="T24"> datos de ocurrencias de </text:span><text:span text:style-name="Species_20_names"><text:span text:style-name="T24">B. terrestris</text:span></text:span><text:span text:style-name="T24"> y datos de variables bioclimáticas en el rango n</text:span><text:span text:style-name="T26">a</text:span><text:span text:style-name="T24">tivo de esta especie y </text:span><text:span text:style-name="T45">ajustar</text:span><text:span text:style-name="T24"> un modelo de nicho siguiendo la metodología </text:span><text:span text:style-name="A-corrección"><text:span text:style-name="T135">descripta</text:span></text:span><text:span text:style-name="T135"> en</text:span><text:span text:style-name="T24"> los objetivos anteriores. </text:span><text:span text:style-name="T25">Las trayectorias temporale</text:span><text:span text:style-name="T27">s</text:span><text:span text:style-name="T25"> de dispersión </text:span><text:span text:style-name="A-corrección"><text:span text:style-name="T135">las simularé</text:span></text:span><text:span text:style-name="T25"> </text:span><text:span text:style-name="T135">en</text:span><text:span text:style-name="T25"> base </text:span><text:span text:style-name="T135">a</text:span><text:span text:style-name="T25"> agentes que representen reinas de </text:span><text:span text:style-name="Species_20_names"><text:span text:style-name="T25">B. terrestris</text:span></text:span><text:span text:style-name="T25">. Año a año, cada agente producirá una cantidad de descendencia </text:span><text:span text:style-name="T45">de media constante; pero la tasa de supervivencia dependerá</text:span><text:span text:style-name="T25"> de la aptitud climática predicha del sitio en el que se encuentre y de la intensidad de competencia con </text:span><text:span text:style-name="Species_20_names"><text:span text:style-name="T25">B. dahlbomii</text:span></text:span><text:span text:style-name="T25">. Cada descendencia se instalará en un nuevo sitio (nido) respecto al nido materno </text:span><text:span text:style-name="T45">cuya posición estará</text:span><text:span text:style-name="T25"> </text:span><text:span text:style-name="T135">dada </text:span><text:span text:style-name="T25">por una función de probabilidad bidimensional que decaiga </text:span><text:span text:style-name="T45">exponencialmente con la distancia</text:span><text:span text:style-name="T25">. De esta forma, uno esperaría que el proceso de invasión converja asintóticamente a un estado de equilibrio en el que la especie ocupa todos los espacios que potencialmente podría alcanzar y colonizar dado el modelo de </text:span><text:span text:style-name="T26">dispersión (dependiente del modelo de</text:span><text:span text:style-name="T25"> </text:span><text:span text:style-name="T26">nicho </text:span><text:span text:style-name="T46">climático</text:span><text:span text:style-name="T26"> y del modelo de competencia con</text:span><text:span text:style-name="Species_20_names"><text:span text:style-name="T26"> B. dahlbomii</text:span></text:span><text:span text:style-name="T26">)</text:span><text:span text:style-name="T25">.</text:span></text:p>
      <text:p text:style-name="P30"><text:span text:style-name="A-corrección">Para </text:span><text:span text:style-name="A-corrección"><text:span text:style-name="T136">abordar el objetivo 3</text:span></text:span><text:span text:style-name="T136">,</text:span> comparar<text:span text:style-name="T136">é</text:span> la situación real actual con las trayectorias temporales de invasión. <text:span text:style-name="A-corrección"><text:span text:style-name="T136">Para esto,</text:span></text:span><text:span text:style-name="A-corrección"> </text:span><text:span text:style-name="A-corrección"><text:span text:style-name="T135">realizaré</text:span></text:span> <text:span text:style-name="T137">análisis de verosimilitud y de correlación entre</text:span> la ocupación de nicho climático calculada <text:span text:style-name="T47">a partir de las ocurrencias simuladas</text:span>, para cada iteración, y la ocupación de nicho climático observada. <text:span text:style-name="A-corrección"><text:span text:style-name="T135">Consideraré</text:span></text:span><text:span text:style-name="T135"> l</text:span>a iteración con el menor valor de desviación total respecto a la ocupación observada como el estado que <text:span text:style-name="T47">mejor</text:span> representa la situación actual. De esta forma, <text:span text:style-name="A-corrección"><text:span text:style-name="T135">podré</text:span></text:span> evaluar si la situación actual se corresponde con la situación de equilibrio dispersivo simulado o si es esperable que la expansión geográfica <text:span text:style-name="T48">de </text:span><text:span text:style-name="T3">B. terrestris</text:span> continúe <text:span text:style-name="T48">y, por lo tanto, la retracción de </text:span><text:span text:style-name="T3">B. dahlbomii </text:span><text:span text:style-name="T48">también</text:span>.</text:p>
      <text:p text:style-name="P31"><text:span text:style-name="A-corrección">Para abordar el objetivo 4, realizaré series de simulaciones bajo diferentes regímenes de introducció</text:span><text:span text:style-name="A-corrección"><text:span text:style-name="T138">n, entre los cuales compararé las tasas de invasión. En particular, evaluaré si las simulaciones bajo el régimen de introducción registrado en la realidad presentan menores tiempos de convergencia </text:span></text:span><text:span text:style-name="A-corrección"><text:span text:style-name="T105">hacia</text:span></text:span><text:span text:style-name="A-corrección"><text:span text:style-name="T138"> estado actual de invasión que las simulaciones bajo un régimen de introducción más similar al de </text:span></text:span><text:span text:style-name="A-corrección"><text:span text:style-name="T19">B. ruderatus</text:span></text:span><text:span text:style-name="A-corrección"><text:span text:style-name="T138">.</text:span></text:span></text:p>
      <text:h text:style-name="Heading_20_1" text:outline-level="1">Factibilidad y lugar de trabajo.</text:h>
      <text:p text:style-name="P1">El proyecto se desarrollará en el Instituto de Investigaciones en Biodiversidad y Medio Ambiente (INBIOMA, UNCo-CONICET), como parte de las actividades del Grupo de <text:span text:style-name="T33">Ecología de la Polinización</text:span>, del cual <text:span text:style-name="T49">son integrantes ambos miembro del equipo de dirección propuesto</text:span>.</text:p>
      <text:p text:style-name="P26"><text:span text:style-name="T34">El equipo que integra este grupo cuenta con amplia experiencia en el tema general del proyecto de tesina, lo que posibilitará una asesoría tanto </text:span><text:span text:style-name="T50">teórica</text:span><text:span text:style-name="T34"> como </text:span><text:span text:style-name="T50">práctica</text:span><text:span text:style-name="T34"> sobre los diferentes aspectos del trabajo.</text:span><text:span text:style-name="A-corrección"> Particularmente, el Dr. Eduardo Zattara cuenta con amplio conocimiento en el uso de </text:span><text:soft-page-break/><text:span text:style-name="A-corrección">herramientas informáticas y estadísticas en general y su aplicación en el contexto de declinación de especies de polinizadores en particular, estando además las tareas propuestas enmarcadas dentro de su proyecto CIC. Por otra parte, la Dra. Marina Arbetman ha desarrollado numerosos trabajos estudiando la dinámica ecológica y la historia natural del sistema de estudio propuesto.</text:span></text:p>
      <text:p text:style-name="P27"><text:span text:style-name="T34">Para la ejecución de las tareas propuestas sólo es necesario el uso de una computadora personal de mediano rendimiento, equipo </text:span><text:span text:style-name="T88">que ya ha sido adquirido por el equipo de dirección. </text:span><text:span text:style-name="T34"><text:s/></text:span><text:span text:style-name="A-corrección">De ser necesario contar con mayor capacidad de cómputo, el Dr. E. Zattara cuenta con acceso a un cluster de alto rendimiento radicado en la Universidad de Indiana (Bloomington, Estados Unidos).</text:span></text:p>
      <text:p text:style-name="P2">Por último, cabe destacar que la totalidad de las tareas de investigación de este proyecto son realizables de manera virtual, lo que permite asegurar la continuidad <text:span text:style-name="T81">de su ejecución</text:span> pesar del contexto epidemiológico dado por la pandemia de COVID-19.</text:p>
      <text:h text:style-name="Heading_20_1" text:outline-level="1">Cronograma tentativo de actividades.</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D" table:number-columns-repeated="3"/>
        <table:table-column table:style-name="Tabla1.C" table:number-columns-repeated="2"/>
        <table:table-column table:style-name="Tabla1.K"/>
        <table:table-column table:style-name="Tabla1.L"/>
        <table:table-column table:style-name="Tabla1.M"/>
        <table:table-row table:style-name="Tabla1.1">
          <table:table-cell table:style-name="Tabla1.A1" table:number-rows-spanned="2" office:value-type="string">
            <text:p text:style-name="P12">Actividades</text:p>
          </table:table-cell>
          <table:table-cell table:style-name="Tabla1.B1" table:number-columns-spanned="12" office:value-type="string">
            <text:p text:style-name="P12">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2" office:value-type="string">
            <text:p text:style-name="P13">1</text:p>
          </table:table-cell>
          <table:table-cell table:style-name="Tabla1.C2" office:value-type="string">
            <text:p text:style-name="P13">2</text:p>
          </table:table-cell>
          <table:table-cell table:style-name="Tabla1.D2" office:value-type="string">
            <text:p text:style-name="P13">3</text:p>
          </table:table-cell>
          <table:table-cell table:style-name="Tabla1.E2" office:value-type="string">
            <text:p text:style-name="P13">4</text:p>
          </table:table-cell>
          <table:table-cell table:style-name="Tabla1.F2" office:value-type="string">
            <text:p text:style-name="P13">5</text:p>
          </table:table-cell>
          <table:table-cell table:style-name="Tabla1.G2" office:value-type="string">
            <text:p text:style-name="P13">6</text:p>
          </table:table-cell>
          <table:table-cell table:style-name="Tabla1.H2" office:value-type="string">
            <text:p text:style-name="P13">7</text:p>
          </table:table-cell>
          <table:table-cell table:style-name="Tabla1.I2" office:value-type="string">
            <text:p text:style-name="P13">8</text:p>
          </table:table-cell>
          <table:table-cell table:style-name="Tabla1.J2" office:value-type="string">
            <text:p text:style-name="P13">9</text:p>
          </table:table-cell>
          <table:table-cell table:style-name="Tabla1.K2" office:value-type="string">
            <text:p text:style-name="P13">10</text:p>
          </table:table-cell>
          <table:table-cell table:style-name="Tabla1.L2" office:value-type="string">
            <text:p text:style-name="P13">11</text:p>
          </table:table-cell>
          <table:table-cell table:style-name="Tabla1.M2" office:value-type="string">
            <text:p text:style-name="P13">12</text:p>
          </table:table-cell>
        </table:table-row>
        <table:table-row table:style-name="Tabla1.1">
          <table:table-cell table:style-name="Tabla1.A3" office:value-type="string">
            <text:p text:style-name="P12">Búsqueda y revisión bibliográfica</text:p>
          </table:table-cell>
          <table:table-cell table:style-name="Tabla1.B3" office:value-type="string">
            <text:p text:style-name="P13">X</text:p>
          </table:table-cell>
          <table:table-cell table:style-name="Tabla1.C3" office:value-type="string">
            <text:p text:style-name="P13">X</text:p>
          </table:table-cell>
          <table:table-cell table:style-name="Tabla1.D3" office:value-type="string">
            <text:p text:style-name="P13">X</text:p>
          </table:table-cell>
          <table:table-cell table:style-name="Tabla1.E3" office:value-type="string">
            <text:p text:style-name="P13">X</text:p>
          </table:table-cell>
          <table:table-cell table:style-name="Tabla1.F3" office:value-type="string">
            <text:p text:style-name="P13">X</text:p>
          </table:table-cell>
          <table:table-cell table:style-name="Tabla1.G3" office:value-type="string">
            <text:p text:style-name="P13">X</text:p>
          </table:table-cell>
          <table:table-cell table:style-name="Tabla1.H3" office:value-type="string">
            <text:p text:style-name="P13">X</text:p>
          </table:table-cell>
          <table:table-cell table:style-name="Tabla1.I3" office:value-type="string">
            <text:p text:style-name="P13">X</text:p>
          </table:table-cell>
          <table:table-cell table:style-name="Tabla1.J3" office:value-type="string">
            <text:p text:style-name="P13">X</text:p>
          </table:table-cell>
          <table:table-cell table:style-name="Tabla1.K3" office:value-type="string">
            <text:p text:style-name="P13">X</text:p>
          </table:table-cell>
          <table:table-cell table:style-name="Tabla1.L3" office:value-type="string">
            <text:p text:style-name="P13">X</text:p>
          </table:table-cell>
          <table:table-cell table:style-name="Tabla1.M3" office:value-type="string">
            <text:p text:style-name="P13">X</text:p>
          </table:table-cell>
        </table:table-row>
        <table:table-row table:style-name="Tabla1.1">
          <table:table-cell table:style-name="Tabla1.A4" office:value-type="string">
            <text:p text:style-name="P14">Pre-procesado de los datos climáticos y de ocurrencias</text:p>
          </table:table-cell>
          <table:table-cell table:style-name="Tabla1.B4" office:value-type="string">
            <text:p text:style-name="P18">X</text:p>
          </table:table-cell>
          <table:table-cell table:style-name="Tabla1.C4" office:value-type="string">
            <text:p text:style-name="P15">X</text:p>
          </table:table-cell>
          <table:table-cell table:style-name="Tabla1.D4" office:value-type="string">
            <text:p text:style-name="P19">X</text:p>
          </table:table-cell>
          <table:table-cell table:style-name="Tabla1.E4" office:value-type="string">
            <text:p text:style-name="P13"/>
          </table:table-cell>
          <table:table-cell table:style-name="Tabla1.F4" office:value-type="string">
            <text:p text:style-name="P13"/>
          </table:table-cell>
          <table:table-cell table:style-name="Tabla1.G4" office:value-type="string">
            <text:p text:style-name="P13"/>
          </table:table-cell>
          <table:table-cell table:style-name="Tabla1.H4" office:value-type="string">
            <text:p text:style-name="P13"/>
          </table:table-cell>
          <table:table-cell table:style-name="Tabla1.I4" office:value-type="string">
            <text:p text:style-name="P13"/>
          </table:table-cell>
          <table:table-cell table:style-name="Tabla1.J4" office:value-type="string">
            <text:p text:style-name="P13"/>
          </table:table-cell>
          <table:table-cell table:style-name="Tabla1.K4" office:value-type="string">
            <text:p text:style-name="P13"/>
          </table:table-cell>
          <table:table-cell table:style-name="Tabla1.L4" office:value-type="string">
            <text:p text:style-name="P13"/>
          </table:table-cell>
          <table:table-cell table:style-name="Tabla1.M4" office:value-type="string">
            <text:p text:style-name="P13"/>
          </table:table-cell>
        </table:table-row>
        <table:table-row table:style-name="Tabla1.1">
          <table:table-cell table:style-name="Tabla1.A5" office:value-type="string">
            <text:p text:style-name="P14">Evaluación de los objetivos 1-<text:span text:style-name="T82">2</text:span></text:p>
          </table:table-cell>
          <table:table-cell table:style-name="Tabla1.B5" office:value-type="string">
            <text:p text:style-name="P13"/>
          </table:table-cell>
          <table:table-cell table:style-name="Tabla1.C5" office:value-type="string">
            <text:p text:style-name="P13"/>
          </table:table-cell>
          <table:table-cell table:style-name="Tabla1.D5" office:value-type="string">
            <text:p text:style-name="P18">X</text:p>
          </table:table-cell>
          <table:table-cell table:style-name="Tabla1.E5" office:value-type="string">
            <text:p text:style-name="P13">X</text:p>
          </table:table-cell>
          <table:table-cell table:style-name="Tabla1.F5" office:value-type="string">
            <text:p text:style-name="P13">X</text:p>
          </table:table-cell>
          <table:table-cell table:style-name="Tabla1.G5" office:value-type="string">
            <text:p text:style-name="P13">X</text:p>
          </table:table-cell>
          <table:table-cell table:style-name="Tabla1.H5" office:value-type="string">
            <text:p text:style-name="P17">X</text:p>
          </table:table-cell>
          <table:table-cell table:style-name="Tabla1.I5" office:value-type="string">
            <text:p text:style-name="P13"/>
          </table:table-cell>
          <table:table-cell table:style-name="Tabla1.J5" office:value-type="string">
            <text:p text:style-name="P13"/>
          </table:table-cell>
          <table:table-cell table:style-name="Tabla1.K5" office:value-type="string">
            <text:p text:style-name="P13"/>
          </table:table-cell>
          <table:table-cell table:style-name="Tabla1.L5" office:value-type="string">
            <text:p text:style-name="P13"/>
          </table:table-cell>
          <table:table-cell table:style-name="Tabla1.M5" office:value-type="string">
            <text:p text:style-name="P13"/>
          </table:table-cell>
        </table:table-row>
        <table:table-row table:style-name="Tabla1.1">
          <table:table-cell table:style-name="Tabla1.A6" office:value-type="string">
            <text:p text:style-name="P14">Evaluación de<text:span text:style-name="T51">l objetivo </text:span><text:span text:style-name="T82">3</text:span></text:p>
          </table:table-cell>
          <table:table-cell table:style-name="Tabla1.B6" office:value-type="string">
            <text:p text:style-name="P13"/>
          </table:table-cell>
          <table:table-cell table:style-name="Tabla1.C6" office:value-type="string">
            <text:p text:style-name="P13"/>
          </table:table-cell>
          <table:table-cell table:style-name="Tabla1.D6" office:value-type="string">
            <text:p text:style-name="P13"/>
          </table:table-cell>
          <table:table-cell table:style-name="Tabla1.E6" office:value-type="string">
            <text:p text:style-name="P13"/>
          </table:table-cell>
          <table:table-cell table:style-name="Tabla1.F6" office:value-type="string">
            <text:p text:style-name="P13"/>
          </table:table-cell>
          <table:table-cell table:style-name="Tabla1.G6" office:value-type="string">
            <text:p text:style-name="P13"/>
          </table:table-cell>
          <table:table-cell table:style-name="Tabla1.H6" office:value-type="string">
            <text:p text:style-name="P13">X</text:p>
          </table:table-cell>
          <table:table-cell table:style-name="Tabla1.I6" office:value-type="string">
            <text:p text:style-name="P13">X</text:p>
          </table:table-cell>
          <table:table-cell table:style-name="Tabla1.J6" office:value-type="string">
            <text:p text:style-name="P16">X</text:p>
          </table:table-cell>
          <table:table-cell table:style-name="Tabla1.K6" office:value-type="string">
            <text:p text:style-name="P16">X</text:p>
          </table:table-cell>
          <table:table-cell table:style-name="Tabla1.L6" office:value-type="string">
            <text:p text:style-name="P13"/>
          </table:table-cell>
          <table:table-cell table:style-name="Tabla1.M6" office:value-type="string">
            <text:p text:style-name="P13"/>
          </table:table-cell>
        </table:table-row>
        <table:table-row table:style-name="Tabla1.1">
          <table:table-cell table:style-name="Tabla1.A7" office:value-type="string">
            <text:p text:style-name="P13">Escritura del informe final</text:p>
          </table:table-cell>
          <table:table-cell table:style-name="Tabla1.B7" office:value-type="string">
            <text:p text:style-name="P13"/>
          </table:table-cell>
          <table:table-cell table:style-name="Tabla1.C7" office:value-type="string">
            <text:p text:style-name="P13"/>
          </table:table-cell>
          <table:table-cell table:style-name="Tabla1.D7" office:value-type="string">
            <text:p text:style-name="P13"/>
          </table:table-cell>
          <table:table-cell table:style-name="Tabla1.E7" office:value-type="string">
            <text:p text:style-name="P13"/>
          </table:table-cell>
          <table:table-cell table:style-name="Tabla1.F7" office:value-type="string">
            <text:p text:style-name="P13"/>
          </table:table-cell>
          <table:table-cell table:style-name="Tabla1.G7" office:value-type="string">
            <text:p text:style-name="P13"/>
          </table:table-cell>
          <table:table-cell table:style-name="Tabla1.H7" office:value-type="string">
            <text:p text:style-name="P13"/>
          </table:table-cell>
          <table:table-cell table:style-name="Tabla1.I7" office:value-type="string">
            <text:p text:style-name="P13"/>
          </table:table-cell>
          <table:table-cell table:style-name="Tabla1.J7" office:value-type="string">
            <text:p text:style-name="P13">X</text:p>
          </table:table-cell>
          <table:table-cell table:style-name="Tabla1.K7" office:value-type="string">
            <text:p text:style-name="P13">X</text:p>
          </table:table-cell>
          <table:table-cell table:style-name="Tabla1.L7" office:value-type="string">
            <text:p text:style-name="P13">X</text:p>
          </table:table-cell>
          <table:table-cell table:style-name="Tabla1.M7" office:value-type="string">
            <text:p text:style-name="P13">X</text:p>
          </table:table-cell>
        </table:table-row>
      </table:table>
      <text:h text:style-name="Heading_20_1" text:outline-level="1"><office:annotation office:name="__Annotation__1066_1820993587" loext:resolved="false"><dc:creator>Lican Martínez</dc:creator><dc:date>2021-06-01T11:20:28.440000000</dc:date><meta:creator-initials>LM</meta:creator-initials><text:p text:style-name="P33"><text:span text:style-name="T141">Falta completar</text:span></text:p></office:annotation>Referencias<office:annotation-end office:name="__Annotation__1066_1820993587"/></text:h>
      <text:section text:style-name="Sect1" text:name="ZOTERO_BIBL {&quot;uncited&quot;:[],&quot;omitted&quot;:[],&quot;custom&quot;:[]} CSL_BIBLIOGRAPHY RNDXKAsbYt6VU">
        <text:p text:style-name="Bibliography_20_1">Aizen, M. A., Smith-Ramírez, C., Morales, C. L., Vieli, L., Sáez, A., Barahona-Segovia, R. M., Arbetman, M. P., Montalva, J., Garibaldi, L. A., &amp; Inouye, D. W. (2019). Coordinated species importation policies are needed to reduce serious invasions globally: The case of alien bumblebees in South America. <text:span text:style-name="T1">Journal of Applied Ecology</text:span>, <text:span text:style-name="T1">56</text:span>(1), 100-106.</text:p>
        <text:p text:style-name="Bibliography_20_1">Arbetman, M. P., Meeus, I., Morales, C. L., Aizen, M. A., &amp; Smagghe, G. (2013). Alien parasite hitchhikes to Patagonia on invasive bumblebee. <text:span text:style-name="T1">Biological Invasions</text:span>, <text:span text:style-name="T1">15</text:span>(3), 489-494. https://doi.org/10.1007/s10530-012-0311-0</text:p>
        <text:p text:style-name="Bibliography_20_1">Arretz, P. V., &amp; Macfarlane, R. P. (1986). The Introduction of <text:span text:style-name="T1">Bombus ruderatus</text:span> to Chile for Red Clover Pollination. <text:span text:style-name="T1">Bee World</text:span>, <text:span text:style-name="T1">67</text:span>(1), 15-22. https://doi.org/10.1080/0005772X.1986.11098855</text:p>
        <text:p text:style-name="Bibliography_20_1"><text:soft-page-break/>Chown, S. L., Hodgins, K. A., &amp; Griffin, P. C. (2016). Biological invasions, climate change, and genomics. <text:span text:style-name="T1">Crop Breeding</text:span>, 59-114.</text:p>
        <text:p text:style-name="Bibliography_20_1">Elith, J., Phillips, S. J., Hastie, T., Dudík, M., Chee, Y. E., &amp; Yates, C. J. (2011). A statistical explanation of MaxEnt for ecologists: Statistical explanation of MaxEnt. <text:span text:style-name="T1">Diversity and Distributions</text:span>, <text:span text:style-name="T1">17</text:span>(1), 43-57. https://doi.org/10.1111/j.1472-4642.2010.00725.x</text:p>
        <text:p text:style-name="Bibliography_20_1">Morales, C. L., Arbetman, M. P., Cameron, S. A., &amp; Aizen, M. A. (2013). Rapid ecological replacement of a native bumble bee by invasive species. <text:span text:style-name="T1">Frontiers in Ecology and the Environment</text:span>, <text:span text:style-name="T1">11</text:span>(10), 529-534.</text:p>
        <text:p text:style-name="Bibliography_20_1">Morales, C. L., Montalva, J., Arbetman, M., Aizen, M. A., Smith-Ramírez, C., Vieli, L., &amp; Hatfield, R. (2016). <text:span text:style-name="T1">Bombus dahlbomii. The IUCN Red List of Threatened Species 2016: E. T21215142A100240441</text:span>.</text:p>
        <text:p text:style-name="Bibliography_20_1">Ruz, L. (2002). Bee pollinators introduced to Chile: A review. <text:span text:style-name="T1">Pollinating bees</text:span>, 155-167.</text:p>
        <text:p text:style-name="Bibliography_20_1">Schmid-Hempel, R., Eckhardt, M., Goulson, D., Heinzmann, D., Lange, C., Plischuk, S., Escudero, L. R., Salathé, R., Scriven, J. J., &amp; Schmid-Hempel, P. (2014). The invasion of southern S outh A merica by imported bumblebees and associated parasites. <text:span text:style-name="T1">Journal of Animal Ecology</text:span>, <text:span text:style-name="T1">83</text:span>(4), 823-837.</text:p>
        <text:p text:style-name="Bibliography_20_1">Soroye, P., Newbold, T., &amp; Kerr, J. (2020). Climate change contributes to widespread declines among bumble bees across continents. <text:span text:style-name="T1">Science</text:span>, <text:span text:style-name="T1">367</text:span>(6478), 685-688. https://doi.org/10.1126/science.aax8591</text:p>
      </text:section>
      <text:h text:style-name="Heading_20_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default-outline-level="2" style:class="text" style:master-page-name="">
      <style:paragraph-properties fo:margin-left="0cm" fo:margin-right="0cm" fo:margin-top="0.353cm" fo:margin-bottom="0.212cm" style:contextual-spacing="false" fo:text-indent="0cm" style:auto-text-indent="false" style:page-number="auto">
        <style:tab-stops>
          <style:tab-stop style:position="2cm"/>
        </style:tab-stops>
      </style:paragraph-properties>
      <style:text-properties fo:color="#000000" loext:opacity="100%" fo:font-size="105%" fo:font-weight="bold" style:font-size-asian="115%" style:font-weight-asian="bold" style:font-size-complex="115%" style:font-weight-complex="bold"/>
    </style:style>
    <style:style style:name="Heading_20_1" style:display-name="Heading 1" style:family="paragraph" style:parent-style-name="Heading" style:default-outline-level="1" style:class="text" style:master-page-name="">
      <style:paragraph-properties fo:margin-top="0.423cm" fo:margin-bottom="0.212cm" style:contextual-spacing="false" style:page-number="auto" fo:break-before="auto" fo:break-after="auto">
        <style:tab-stops/>
      </style:paragraph-properties>
      <style:text-properties fo:color="#000000" loext:opacity="100%" fo:font-size="130%" style:text-underline-style="solid" style:text-underline-width="auto" style:text-underline-color="font-color"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85%" fo:font-weight="bold" style:font-size-asian="101%" style:font-weight-asian="bold" style:font-size-complex="101%" style:font-weight-complex="bold"/>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itle" style:family="paragraph" style:parent-style-name="Heading" style:next-style-name="Text_20_body" style:class="chapter">
      <style:paragraph-properties fo:text-align="start" style:justify-single-word="false"/>
      <style:text-properties fo:font-size="16pt" style:text-underline-style="solid" style:text-underline-width="auto" style:text-underline-color="font-color" fo:font-weight="normal" style:font-size-asian="28pt" style:font-weight-asian="bold" style:font-size-complex="28pt" style:font-weight-complex="bold"/>
    </style:style>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2pt" style:font-size-asian="18pt" style:font-size-complex="18pt"/>
    </style:style>
    <style:style style:name="refs" style:family="text">
      <style:text-properties fo:color="#ff0000" loext:opacity="100%" fo:font-style="italic" fo:font-weight="bold"/>
    </style:style>
    <style:style style:name="Numbering_20_Symbols" style:display-name="Numbering Symbols" style:family="text"/>
    <style:style style:name="Emphasis" style:family="text">
      <style:text-properties fo:font-style="italic" style:font-style-asian="italic" style:font-style-complex="italic"/>
    </style:style>
    <style:style style:name="Species_20_names" style:display-name="Species names" style:family="text">
      <style:text-properties fo:font-style="italic"/>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A-corrección" style:family="text">
      <style:text-properties fo:color="#127622" loext:opacity="100%" style:text-underline-style="solid" style:text-underline-width="auto" style:text-underline-color="#12762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ican Martínez</meta:initial-creator>
    <meta:creation-date>2021-04-13T20:33:07.496000000</meta:creation-date>
    <dc:date>2021-06-09T21:41:10.156000000</dc:date>
    <dc:creator>Lican Martínez</dc:creator>
    <meta:editing-duration>P3DT4H35M4S</meta:editing-duration>
    <meta:editing-cycles>183</meta:editing-cycles>
    <meta:generator>LibreOffice/7.1.1.2$Windows_X86_64 LibreOffice_project/fe0b08f4af1bacafe4c7ecc87ce55bb426164676</meta:generator>
    <meta:document-statistic meta:table-count="1" meta:image-count="0" meta:object-count="0" meta:page-count="7" meta:paragraph-count="104" meta:word-count="3074" meta:character-count="19761" meta:non-whitespace-character-count="16793"/>
    <meta:user-defined meta:name="ZOTERO_PREF_1">&lt;data data-version="3" zotero-version="5.0.96.2"&gt;&lt;session id="zbo8bhq6"/&gt;&lt;style id="http://www.zotero.org/styles/apa" locale="es-ES" hasBibliography="1" bibliographyStyleHasBeenSet="1"/&gt;&lt;prefs&gt;&lt;pref name="fieldType" value="ReferenceMark"/&gt;&lt;pref name="auto</meta:user-defined>
    <meta:user-defined meta:name="ZOTERO_PREF_2">maticJournalAbbreviations" value="true"/&gt;&lt;/prefs&gt;&lt;/data&gt;</meta:user-defined>
  </office:meta>
</office:document-meta>
</file>